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2.3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5" table:default-cell-style-name="ce3"/>
        <table:table-column table:style-name="co5" table:number-columns-repeated="2" table:default-cell-style-name="ce13"/>
        <table:table-row table:style-name="ro1">
          <table:table-cell table:number-columns-repeated="21"/>
        </table:table-row>
        <table:table-row table:style-name="ro1">
          <table:table-cell table:style-name="ce1" table:number-columns-spanned="4" table:number-rows-spanned="1"/>
          <table:covered-table-cell table:number-columns-repeated="3" table:style-name="ce2"/>
          <table:table-cell table:style-name="ce4" office:value-type="string" calcext:value-type="string" table:number-columns-spanned="15" table:number-rows-spanned="1">
            <text:p>Tiempo_de_ejecucion_(ns)</text:p>
          </table:table-cell>
          <table:covered-table-cell table:number-columns-repeated="14"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Alumno</text:p>
          </table:table-cell>
          <table:table-cell table:style-name="ce2" office:value-type="string" calcext:value-type="string">
            <text:p>Costo/Credito</text:p>
          </table:table-cell>
          <table:table-cell table:style-name="ce2" office:value-type="string" calcext:value-type="string">
            <text:p>Total_Creditos</text:p>
          </table:table-cell>
          <table:table-cell table:style-name="ce2" office:value-type="string" calcext:value-type="string">
            <text:p>Total_a_Pag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m GEOM</text:p>
          </table:table-cell>
          <table:table-cell office:value-type="string" calcext:value-type="string">
            <text:p>m ARIT</text:p>
          </table:table-cell>
        </table:table-row>
        <table:table-row table:style-name="ro1">
          <table:table-cell table:style-name="ce2" office:value-type="float" office:value="20227341" calcext:value-type="float">
            <text:p>20227341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string" calcext:value-type="string">
            <text:p>s/.5563.95</text:p>
          </table:table-cell>
          <table:table-cell table:style-name="ce5" office:value-type="float" office:value="3255" calcext:value-type="float">
            <text:p>3255</text:p>
          </table:table-cell>
          <table:table-cell table:style-name="ce5" office:value-type="float" office:value="2824" calcext:value-type="float">
            <text:p>2824</text:p>
          </table:table-cell>
          <table:table-cell table:style-name="ce5" office:value-type="float" office:value="3380" calcext:value-type="float">
            <text:p>3380</text:p>
          </table:table-cell>
          <table:table-cell table:style-name="ce5" office:value-type="float" office:value="3114" calcext:value-type="float">
            <text:p>3114</text:p>
          </table:table-cell>
          <table:table-cell table:style-name="ce5" office:value-type="float" office:value="2965" calcext:value-type="float">
            <text:p>2965</text:p>
          </table:table-cell>
          <table:table-cell table:style-name="ce5" office:value-type="float" office:value="3056" calcext:value-type="float">
            <text:p>3056</text:p>
          </table:table-cell>
          <table:table-cell table:style-name="ce5" office:value-type="float" office:value="2908" calcext:value-type="float">
            <text:p>2908</text:p>
          </table:table-cell>
          <table:table-cell table:style-name="ce5" office:value-type="float" office:value="3151" calcext:value-type="float">
            <text:p>3151</text:p>
          </table:table-cell>
          <table:table-cell table:style-name="ce5" office:value-type="float" office:value="2945" calcext:value-type="float">
            <text:p>2945</text:p>
          </table:table-cell>
          <table:table-cell table:style-name="ce5" office:value-type="float" office:value="2804" calcext:value-type="float">
            <text:p>2804</text:p>
          </table:table-cell>
          <table:table-cell table:style-name="ce5" office:value-type="float" office:value="3129" calcext:value-type="float">
            <text:p>3129</text:p>
          </table:table-cell>
          <table:table-cell table:style-name="ce5" office:value-type="float" office:value="2988" calcext:value-type="float">
            <text:p>2988</text:p>
          </table:table-cell>
          <table:table-cell table:style-name="ce5" office:value-type="float" office:value="2926" calcext:value-type="float">
            <text:p>2926</text:p>
          </table:table-cell>
          <table:table-cell table:style-name="ce5" office:value-type="float" office:value="3018" calcext:value-type="float">
            <text:p>3018</text:p>
          </table:table-cell>
          <table:table-cell table:style-name="ce5" office:value-type="float" office:value="2322" calcext:value-type="float">
            <text:p>2322</text:p>
          </table:table-cell>
          <table:table-cell table:formula="of:=GEOMEAN([.E4:.S4])" office:value-type="float" office:value="2975.94663371332" calcext:value-type="float">
            <text:p>2,975.95</text:p>
          </table:table-cell>
          <table:table-cell table:formula="of:=AVERAGE([.E4:.S4])" office:value-type="float" office:value="2985.66666666667" calcext:value-type="float">
            <text:p>2,985.67</text:p>
          </table:table-cell>
        </table:table-row>
        <table:table-row table:style-name="ro1">
          <table:table-cell table:style-name="ce2" office:value-type="float" office:value="20218255" calcext:value-type="float">
            <text:p>20218255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string" calcext:value-type="string">
            <text:p>s/.12255.38</text:p>
          </table:table-cell>
          <table:table-cell table:style-name="ce5" office:value-type="float" office:value="2474" calcext:value-type="float">
            <text:p>2474</text:p>
          </table:table-cell>
          <table:table-cell table:style-name="ce5" office:value-type="float" office:value="2588" calcext:value-type="float">
            <text:p>2588</text:p>
          </table:table-cell>
          <table:table-cell table:style-name="ce5" office:value-type="float" office:value="2883" calcext:value-type="float">
            <text:p>2883</text:p>
          </table:table-cell>
          <table:table-cell table:style-name="ce5" office:value-type="float" office:value="2530" calcext:value-type="float">
            <text:p>2530</text:p>
          </table:table-cell>
          <table:table-cell table:style-name="ce5" office:value-type="float" office:value="2467" calcext:value-type="float">
            <text:p>2467</text:p>
          </table:table-cell>
          <table:table-cell table:style-name="ce5" office:value-type="float" office:value="2662" calcext:value-type="float">
            <text:p>2662</text:p>
          </table:table-cell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2409" calcext:value-type="float">
            <text:p>2409</text:p>
          </table:table-cell>
          <table:table-cell table:style-name="ce5" office:value-type="float" office:value="2437" calcext:value-type="float">
            <text:p>2437</text:p>
          </table:table-cell>
          <table:table-cell table:style-name="ce5" office:value-type="float" office:value="2467" calcext:value-type="float">
            <text:p>2467</text:p>
          </table:table-cell>
          <table:table-cell table:style-name="ce5" office:value-type="float" office:value="2492" calcext:value-type="float">
            <text:p>2492</text:p>
          </table:table-cell>
          <table:table-cell table:style-name="ce5" office:value-type="float" office:value="2493" calcext:value-type="float">
            <text:p>2493</text:p>
          </table:table-cell>
          <table:table-cell table:style-name="ce5" office:value-type="float" office:value="2436" calcext:value-type="float">
            <text:p>2436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2031" calcext:value-type="float">
            <text:p>2031</text:p>
          </table:table-cell>
          <table:table-cell table:formula="of:=GEOMEAN([.E5:.S5])" office:value-type="float" office:value="2473.88750064492" calcext:value-type="float">
            <text:p>2,473.89</text:p>
          </table:table-cell>
          <table:table-cell table:formula="of:=AVERAGE([.E5:.S5])" office:value-type="float" office:value="2479.8" calcext:value-type="float">
            <text:p>2,479.80</text:p>
          </table:table-cell>
        </table:table-row>
        <table:table-row table:style-name="ro1">
          <table:table-cell table:style-name="ce2" office:value-type="float" office:value="20221316" calcext:value-type="float">
            <text:p>2022131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string" calcext:value-type="string">
            <text:p>s/.3881.62</text:p>
          </table:table-cell>
          <table:table-cell table:style-name="ce5" office:value-type="float" office:value="1802" calcext:value-type="float">
            <text:p>1802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2051" calcext:value-type="float">
            <text:p>2051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1834" calcext:value-type="float">
            <text:p>1834</text:p>
          </table:table-cell>
          <table:table-cell table:style-name="ce5" office:value-type="float" office:value="1851" calcext:value-type="float">
            <text:p>1851</text:p>
          </table:table-cell>
          <table:table-cell table:style-name="ce5" office:value-type="float" office:value="1892" calcext:value-type="float">
            <text:p>1892</text:p>
          </table:table-cell>
          <table:table-cell table:style-name="ce5" office:value-type="float" office:value="1936" calcext:value-type="float">
            <text:p>1936</text:p>
          </table:table-cell>
          <table:table-cell table:style-name="ce5" office:value-type="float" office:value="1953" calcext:value-type="float">
            <text:p>1953</text:p>
          </table:table-cell>
          <table:table-cell table:style-name="ce5" office:value-type="float" office:value="1939" calcext:value-type="float">
            <text:p>1939</text:p>
          </table:table-cell>
          <table:table-cell table:style-name="ce5" office:value-type="float" office:value="1865" calcext:value-type="float">
            <text:p>1865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1583" calcext:value-type="float">
            <text:p>1583</text:p>
          </table:table-cell>
          <table:table-cell table:formula="of:=GEOMEAN([.E6:.S6])" office:value-type="float" office:value="1862.54202898892" calcext:value-type="float">
            <text:p>1,862.54</text:p>
          </table:table-cell>
          <table:table-cell table:formula="of:=AVERAGE([.E6:.S6])" office:value-type="float" office:value="1865.4" calcext:value-type="float">
            <text:p>1,865.40</text:p>
          </table:table-cell>
        </table:table-row>
        <table:table-row table:style-name="ro1">
          <table:table-cell table:style-name="ce2" office:value-type="float" office:value="20198237" calcext:value-type="float">
            <text:p>20198237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/.10926.30</text:p>
          </table:table-cell>
          <table:table-cell table:style-name="ce5" office:value-type="float" office:value="2198" calcext:value-type="float">
            <text:p>2198</text:p>
          </table:table-cell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2273" calcext:value-type="float">
            <text:p>2273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121" calcext:value-type="float">
            <text:p>2121</text:p>
          </table:table-cell>
          <table:table-cell table:style-name="ce5" office:value-type="float" office:value="2059" calcext:value-type="float">
            <text:p>2059</text:p>
          </table:table-cell>
          <table:table-cell table:style-name="ce5" office:value-type="float" office:value="2077" calcext:value-type="float">
            <text:p>2077</text:p>
          </table:table-cell>
          <table:table-cell table:style-name="ce5" office:value-type="float" office:value="2067" calcext:value-type="float">
            <text:p>2067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085" calcext:value-type="float">
            <text:p>2085</text:p>
          </table:table-cell>
          <table:table-cell table:style-name="ce5" office:value-type="float" office:value="2039" calcext:value-type="float">
            <text:p>2039</text:p>
          </table:table-cell>
          <table:table-cell table:style-name="ce5" office:value-type="float" office:value="2033" calcext:value-type="float">
            <text:p>2033</text:p>
          </table:table-cell>
          <table:table-cell table:style-name="ce5" office:value-type="float" office:value="2108" calcext:value-type="float">
            <text:p>2108</text:p>
          </table:table-cell>
          <table:table-cell table:style-name="ce5" office:value-type="float" office:value="2042" calcext:value-type="float">
            <text:p>2042</text:p>
          </table:table-cell>
          <table:table-cell table:style-name="ce5" office:value-type="float" office:value="1547" calcext:value-type="float">
            <text:p>1547</text:p>
          </table:table-cell>
          <table:table-cell table:formula="of:=GEOMEAN([.E7:.S7])" office:value-type="float" office:value="2040.52043833785" calcext:value-type="float">
            <text:p>2,040.52</text:p>
          </table:table-cell>
          <table:table-cell table:formula="of:=AVERAGE([.E7:.S7])" office:value-type="float" office:value="2046.8" calcext:value-type="float">
            <text:p>2,046.80</text:p>
          </table:table-cell>
        </table:table-row>
        <table:table-row table:style-name="ro1">
          <table:table-cell table:style-name="ce2" office:value-type="float" office:value="20229400" calcext:value-type="float">
            <text:p>20229400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s/.3246.45</text:p>
          </table:table-cell>
          <table:table-cell table:style-name="ce5" office:value-type="float" office:value="1851" calcext:value-type="float">
            <text:p>1851</text:p>
          </table:table-cell>
          <table:table-cell table:style-name="ce5" office:value-type="float" office:value="1788" calcext:value-type="float">
            <text:p>1788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1744" calcext:value-type="float">
            <text:p>1744</text:p>
          </table:table-cell>
          <table:table-cell table:style-name="ce5" office:value-type="float" office:value="1777" calcext:value-type="float">
            <text:p>1777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782" calcext:value-type="float">
            <text:p>1782</text:p>
          </table:table-cell>
          <table:table-cell table:style-name="ce5" office:value-type="float" office:value="1814" calcext:value-type="float">
            <text:p>1814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726" calcext:value-type="float">
            <text:p>1726</text:p>
          </table:table-cell>
          <table:table-cell table:style-name="ce5" office:value-type="float" office:value="1871" calcext:value-type="float">
            <text:p>1871</text:p>
          </table:table-cell>
          <table:table-cell table:style-name="ce5" office:value-type="float" office:value="1487" calcext:value-type="float">
            <text:p>1487</text:p>
          </table:table-cell>
          <table:table-cell table:formula="of:=GEOMEAN([.E8:.S8])" office:value-type="float" office:value="1778.28046037412" calcext:value-type="float">
            <text:p>1,778.28</text:p>
          </table:table-cell>
          <table:table-cell table:formula="of:=AVERAGE([.E8:.S8])" office:value-type="float" office:value="1781.2" calcext:value-type="float">
            <text:p>1,781.20</text:p>
          </table:table-cell>
        </table:table-row>
        <table:table-row table:style-name="ro1">
          <table:table-cell table:style-name="ce2" office:value-type="float" office:value="20202756" calcext:value-type="float">
            <text:p>20202756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string" calcext:value-type="string">
            <text:p>s/.5339.50</text:p>
          </table:table-cell>
          <table:table-cell table:style-name="ce5" office:value-type="float" office:value="1587" calcext:value-type="float">
            <text:p>1587</text:p>
          </table:table-cell>
          <table:table-cell table:style-name="ce6" office:value-type="float" office:value="1567" calcext:value-type="float">
            <text:p>1567</text:p>
          </table:table-cell>
          <table:table-cell table:style-name="ce5" office:value-type="float" office:value="1701" calcext:value-type="float">
            <text:p>1701</text:p>
          </table:table-cell>
          <table:table-cell table:style-name="ce5" office:value-type="float" office:value="1604" calcext:value-type="float">
            <text:p>1604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550" calcext:value-type="float">
            <text:p>1550</text:p>
          </table:table-cell>
          <table:table-cell table:style-name="ce5" office:value-type="float" office:value="1546" calcext:value-type="float">
            <text:p>1546</text:p>
          </table:table-cell>
          <table:table-cell table:style-name="ce5" office:value-type="float" office:value="1617" calcext:value-type="float">
            <text:p>1617</text:p>
          </table:table-cell>
          <table:table-cell table:style-name="ce5" office:value-type="float" office:value="1549" calcext:value-type="float">
            <text:p>1549</text:p>
          </table:table-cell>
          <table:table-cell table:style-name="ce5" office:value-type="float" office:value="1602" calcext:value-type="float">
            <text:p>1602</text:p>
          </table:table-cell>
          <table:table-cell table:style-name="ce5" office:value-type="float" office:value="1576" calcext:value-type="float">
            <text:p>1576</text:p>
          </table:table-cell>
          <table:table-cell table:style-name="ce5" office:value-type="float" office:value="1569" calcext:value-type="float">
            <text:p>1569</text:p>
          </table:table-cell>
          <table:table-cell table:style-name="ce5" office:value-type="float" office:value="1540" calcext:value-type="float">
            <text:p>1540</text:p>
          </table:table-cell>
          <table:table-cell table:style-name="ce5" office:value-type="float" office:value="1642" calcext:value-type="float">
            <text:p>1642</text:p>
          </table:table-cell>
          <table:table-cell table:style-name="ce5" office:value-type="float" office:value="1282" calcext:value-type="float">
            <text:p>1282</text:p>
          </table:table-cell>
          <table:table-cell table:formula="of:=GEOMEAN([.E9:.S9])" office:value-type="float" office:value="1564.33185478183" calcext:value-type="float">
            <text:p>1,564.33</text:p>
          </table:table-cell>
          <table:table-cell table:formula="of:=AVERAGE([.E9:.S9])" office:value-type="float" office:value="1566.93333333333" calcext:value-type="float">
            <text:p>1,566.93</text:p>
          </table:table-cell>
        </table:table-row>
        <table:table-row table:style-name="ro1">
          <table:table-cell table:style-name="ce2" office:value-type="float" office:value="20216298" calcext:value-type="float">
            <text:p>20216298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6262.88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2156" calcext:value-type="float">
            <text:p>2156</text:p>
          </table:table-cell>
          <table:table-cell table:style-name="ce5" office:value-type="float" office:value="1793" calcext:value-type="float">
            <text:p>1793</text:p>
          </table:table-cell>
          <table:table-cell table:style-name="ce5" office:value-type="float" office:value="1809" calcext:value-type="float">
            <text:p>1809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1887" calcext:value-type="float">
            <text:p>1887</text:p>
          </table:table-cell>
          <table:table-cell table:number-columns-repeated="2" table:style-name="ce5" office:value-type="float" office:value="1794" calcext:value-type="float">
            <text:p>1794</text:p>
          </table:table-cell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39" calcext:value-type="float">
            <text:p>1839</text:p>
          </table:table-cell>
          <table:table-cell table:style-name="ce5" office:value-type="float" office:value="1482" calcext:value-type="float">
            <text:p>1482</text:p>
          </table:table-cell>
          <table:table-cell table:formula="of:=GEOMEAN([.E10:.S10])" office:value-type="float" office:value="1822.83147165533" calcext:value-type="float">
            <text:p>1,822.83</text:p>
          </table:table-cell>
          <table:table-cell table:formula="of:=AVERAGE([.E10:.S10])" office:value-type="float" office:value="1827.6" calcext:value-type="float">
            <text:p>1,827.60</text:p>
          </table:table-cell>
        </table:table-row>
        <table:table-row table:style-name="ro1">
          <table:table-cell table:style-name="ce2" office:value-type="float" office:value="20225162" calcext:value-type="float">
            <text:p>2022516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string" calcext:value-type="string">
            <text:p>s/.4655.55</text:p>
          </table:table-cell>
          <table:table-cell table:style-name="ce5" office:value-type="float" office:value="1627" calcext:value-type="float">
            <text:p>1627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1682" calcext:value-type="float">
            <text:p>1682</text:p>
          </table:table-cell>
          <table:table-cell table:style-name="ce5" office:value-type="float" office:value="1659" calcext:value-type="float">
            <text:p>1659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office:value-type="float" office:value="1729" calcext:value-type="float">
            <text:p>1729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647" calcext:value-type="float">
            <text:p>1647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1586" calcext:value-type="float">
            <text:p>1586</text:p>
          </table:table-cell>
          <table:table-cell table:style-name="ce5" office:value-type="float" office:value="1684" calcext:value-type="float">
            <text:p>1684</text:p>
          </table:table-cell>
          <table:table-cell table:style-name="ce5" office:value-type="float" office:value="1364" calcext:value-type="float">
            <text:p>1364</text:p>
          </table:table-cell>
          <table:table-cell table:formula="of:=GEOMEAN([.E11:.S11])" office:value-type="float" office:value="1651.09926514731" calcext:value-type="float">
            <text:p>1,651.10</text:p>
          </table:table-cell>
          <table:table-cell table:formula="of:=AVERAGE([.E11:.S11])" office:value-type="float" office:value="1654.86666666667" calcext:value-type="float">
            <text:p>1,654.87</text:p>
          </table:table-cell>
        </table:table-row>
        <table:table-row table:style-name="ro1">
          <table:table-cell table:style-name="ce2" office:value-type="float" office:value="20197480" calcext:value-type="float">
            <text:p>20197480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s/.8336.25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1888" calcext:value-type="float">
            <text:p>1888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573" calcext:value-type="float">
            <text:p>1573</text:p>
          </table:table-cell>
          <table:table-cell table:formula="of:=GEOMEAN([.E12:.S12])" office:value-type="float" office:value="1850.84342589281" calcext:value-type="float">
            <text:p>1,850.84</text:p>
          </table:table-cell>
          <table:table-cell table:formula="of:=AVERAGE([.E12:.S12])" office:value-type="float" office:value="1853.73333333333" calcext:value-type="float">
            <text:p>1,853.73</text:p>
          </table:table-cell>
        </table:table-row>
        <table:table-row table:style-name="ro1">
          <table:table-cell table:style-name="ce2" office:value-type="float" office:value="20238549" calcext:value-type="float">
            <text:p>20238549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10027.12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2181" calcext:value-type="float">
            <text:p>2181</text:p>
          </table:table-cell>
          <table:table-cell table:style-name="ce5" office:value-type="float" office:value="1870" calcext:value-type="float">
            <text:p>1870</text:p>
          </table:table-cell>
          <table:table-cell table:style-name="ce5" office:value-type="float" office:value="1927" calcext:value-type="float">
            <text:p>1927</text:p>
          </table:table-cell>
          <table:table-cell table:style-name="ce5" office:value-type="float" office:value="1835" calcext:value-type="float">
            <text:p>1835</text:p>
          </table:table-cell>
          <table:table-cell table:style-name="ce5" office:value-type="float" office:value="1811" calcext:value-type="float">
            <text:p>1811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963" calcext:value-type="float">
            <text:p>1963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1740" calcext:value-type="float">
            <text:p>1740</text:p>
          </table:table-cell>
          <table:table-cell table:style-name="ce5" office:value-type="float" office:value="1935" calcext:value-type="float">
            <text:p>1935</text:p>
          </table:table-cell>
          <table:table-cell table:style-name="ce5" office:value-type="float" office:value="1556" calcext:value-type="float">
            <text:p>1556</text:p>
          </table:table-cell>
          <table:table-cell table:formula="of:=GEOMEAN([.E13:.S13])" office:value-type="float" office:value="1863.24127607115" calcext:value-type="float">
            <text:p>1,863.24</text:p>
          </table:table-cell>
          <table:table-cell table:formula="of:=AVERAGE([.E13:.S13])" office:value-type="float" office:value="1868.26666666667" calcext:value-type="float">
            <text:p>1,868.27</text:p>
          </table:table-cell>
        </table:table-row>
        <table:table-row table:style-name="ro1">
          <table:table-cell table:style-name="ce2" office:value-type="float" office:value="20205830" calcext:value-type="float">
            <text:p>20205830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string" calcext:value-type="string">
            <text:p>s/.4796.50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532" calcext:value-type="float">
            <text:p>1532</text:p>
          </table:table-cell>
          <table:table-cell table:style-name="ce5" office:value-type="float" office:value="1718" calcext:value-type="float">
            <text:p>1718</text:p>
          </table:table-cell>
          <table:table-cell table:style-name="ce5" office:value-type="float" office:value="1493" calcext:value-type="float">
            <text:p>1493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1564" calcext:value-type="float">
            <text:p>1564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497" calcext:value-type="float">
            <text:p>1497</text:p>
          </table:table-cell>
          <table:table-cell table:style-name="ce5" office:value-type="float" office:value="1494" calcext:value-type="float">
            <text:p>1494</text:p>
          </table:table-cell>
          <table:table-cell table:style-name="ce5" office:value-type="float" office:value="1570" calcext:value-type="float">
            <text:p>1570</text:p>
          </table:table-cell>
          <table:table-cell table:style-name="ce5" office:value-type="float" office:value="1514" calcext:value-type="float">
            <text:p>1514</text:p>
          </table:table-cell>
          <table:table-cell table:style-name="ce5" office:value-type="float" office:value="1548" calcext:value-type="float">
            <text:p>1548</text:p>
          </table:table-cell>
          <table:table-cell table:style-name="ce5" office:value-type="float" office:value="1484" calcext:value-type="float">
            <text:p>1484</text:p>
          </table:table-cell>
          <table:table-cell table:style-name="ce5" office:value-type="float" office:value="1275" calcext:value-type="float">
            <text:p>1275</text:p>
          </table:table-cell>
          <table:table-cell table:formula="of:=GEOMEAN([.E14:.S14])" office:value-type="float" office:value="1507.19527024811" calcext:value-type="float">
            <text:p>1,507.20</text:p>
          </table:table-cell>
          <table:table-cell table:formula="of:=AVERAGE([.E14:.S14])" office:value-type="float" office:value="1509.73333333333" calcext:value-type="float">
            <text:p>1,509.73</text:p>
          </table:table-cell>
        </table:table-row>
        <table:table-row table:style-name="ro1">
          <table:table-cell table:style-name="ce2" office:value-type="float" office:value="20205844" calcext:value-type="float">
            <text:p>20205844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string" calcext:value-type="string">
            <text:p>s/.11671.27</text:p>
          </table:table-cell>
          <table:table-cell table:style-name="ce5" office:value-type="float" office:value="1909" calcext:value-type="float">
            <text:p>1909</text:p>
          </table:table-cell>
          <table:table-cell table:style-name="ce5" office:value-type="float" office:value="1881" calcext:value-type="float">
            <text:p>1881</text:p>
          </table:table-cell>
          <table:table-cell table:style-name="ce5" office:value-type="float" office:value="2103" calcext:value-type="float">
            <text:p>2103</text:p>
          </table:table-cell>
          <table:table-cell table:style-name="ce5" office:value-type="float" office:value="1864" calcext:value-type="float">
            <text:p>1864</text:p>
          </table:table-cell>
          <table:table-cell table:number-columns-repeated="2" table:style-name="ce5" office:value-type="float" office:value="1885" calcext:value-type="float">
            <text:p>1885</text:p>
          </table:table-cell>
          <table:table-cell table:style-name="ce5" office:value-type="float" office:value="1915" calcext:value-type="float">
            <text:p>1915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879" calcext:value-type="float">
            <text:p>1879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1970" calcext:value-type="float">
            <text:p>1970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539" calcext:value-type="float">
            <text:p>1539</text:p>
          </table:table-cell>
          <table:table-cell table:formula="of:=GEOMEAN([.E15:.S15])" office:value-type="float" office:value="1880.60905777942" calcext:value-type="float">
            <text:p>1,880.61</text:p>
          </table:table-cell>
          <table:table-cell table:formula="of:=AVERAGE([.E15:.S15])" office:value-type="float" office:value="1884.13333333333" calcext:value-type="float">
            <text:p>1,884.13</text:p>
          </table:table-cell>
        </table:table-row>
        <table:table-row table:style-name="ro1">
          <table:table-cell table:style-name="ce2" office:value-type="float" office:value="20193373" calcext:value-type="float">
            <text:p>20193373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string" calcext:value-type="string">
            <text:p>s/.3034.72</text:p>
          </table:table-cell>
          <table:table-cell table:style-name="ce5" office:value-type="float" office:value="1764" calcext:value-type="float">
            <text:p>1764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1941" calcext:value-type="float">
            <text:p>1941</text:p>
          </table:table-cell>
          <table:table-cell table:style-name="ce5" office:value-type="float" office:value="1737" calcext:value-type="float">
            <text:p>1737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1785" calcext:value-type="float">
            <text:p>1785</text:p>
          </table:table-cell>
          <table:table-cell table:style-name="ce5" office:value-type="float" office:value="1713" calcext:value-type="float">
            <text:p>1713</text:p>
          </table:table-cell>
          <table:table-cell table:style-name="ce5" office:value-type="float" office:value="1642" calcext:value-type="float">
            <text:p>1642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655" calcext:value-type="float">
            <text:p>1655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704" calcext:value-type="float">
            <text:p>1704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705" calcext:value-type="float">
            <text:p>1705</text:p>
          </table:table-cell>
          <table:table-cell table:style-name="ce5" office:value-type="float" office:value="1421" calcext:value-type="float">
            <text:p>1421</text:p>
          </table:table-cell>
          <table:table-cell table:formula="of:=GEOMEAN([.E16:.S16])" office:value-type="float" office:value="1709.75045263625" calcext:value-type="float">
            <text:p>1,709.75</text:p>
          </table:table-cell>
          <table:table-cell table:formula="of:=AVERAGE([.E16:.S16])" office:value-type="float" office:value="1713.06666666667" calcext:value-type="float">
            <text:p>1,713.07</text:p>
          </table:table-cell>
        </table:table-row>
        <table:table-row table:style-name="ro1">
          <table:table-cell table:style-name="ce2" office:value-type="float" office:value="20198922" calcext:value-type="float">
            <text:p>20198922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string" calcext:value-type="string">
            <text:p>s/.10472.77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2154" calcext:value-type="float">
            <text:p>2154</text:p>
          </table:table-cell>
          <table:table-cell table:style-name="ce5" office:value-type="float" office:value="1790" calcext:value-type="float">
            <text:p>1790</text:p>
          </table:table-cell>
          <table:table-cell table:style-name="ce5" office:value-type="float" office:value="1855" calcext:value-type="float">
            <text:p>1855</text:p>
          </table:table-cell>
          <table:table-cell table:style-name="ce5" office:value-type="float" office:value="1737" calcext:value-type="float">
            <text:p>1737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790" calcext:value-type="float">
            <text:p>1790</text:p>
          </table:table-cell>
          <table:table-cell table:style-name="ce5" office:value-type="float" office:value="1842" calcext:value-type="float">
            <text:p>1842</text:p>
          </table:table-cell>
          <table:table-cell table:style-name="ce5" office:value-type="float" office:value="1809" calcext:value-type="float">
            <text:p>1809</text:p>
          </table:table-cell>
          <table:table-cell table:style-name="ce5" office:value-type="float" office:value="1742" calcext:value-type="float">
            <text:p>1742</text:p>
          </table:table-cell>
          <table:table-cell table:style-name="ce5" office:value-type="float" office:value="1885" calcext:value-type="float">
            <text:p>1885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565" calcext:value-type="float">
            <text:p>1565</text:p>
          </table:table-cell>
          <table:table-cell table:formula="of:=GEOMEAN([.E17:.S17])" office:value-type="float" office:value="1815.96051180041" calcext:value-type="float">
            <text:p>1,815.96</text:p>
          </table:table-cell>
          <table:table-cell table:formula="of:=AVERAGE([.E17:.S17])" office:value-type="float" office:value="1819.6" calcext:value-type="float">
            <text:p>1,819.60</text:p>
          </table:table-cell>
        </table:table-row>
        <table:table-row table:style-name="ro1">
          <table:table-cell table:style-name="ce2" office:value-type="float" office:value="20209968" calcext:value-type="float">
            <text:p>20209968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string" calcext:value-type="string">
            <text:p>s/.11364.07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2065" calcext:value-type="float">
            <text:p>2065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843" calcext:value-type="float">
            <text:p>1843</text:p>
          </table:table-cell>
          <table:table-cell table:style-name="ce5" office:value-type="float" office:value="1935" calcext:value-type="float">
            <text:p>1935</text:p>
          </table:table-cell>
          <table:table-cell table:style-name="ce5" office:value-type="float" office:value="1815" calcext:value-type="float">
            <text:p>1815</text:p>
          </table:table-cell>
          <table:table-cell table:style-name="ce5" office:value-type="float" office:value="1822" calcext:value-type="float">
            <text:p>1822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865" calcext:value-type="float">
            <text:p>1865</text:p>
          </table:table-cell>
          <table:table-cell table:style-name="ce5" office:value-type="float" office:value="1757" calcext:value-type="float">
            <text:p>1757</text:p>
          </table:table-cell>
          <table:table-cell table:style-name="ce5" office:value-type="float" office:value="1814" calcext:value-type="float">
            <text:p>1814</text:p>
          </table:table-cell>
          <table:table-cell table:style-name="ce5" office:value-type="float" office:value="1907" calcext:value-type="float">
            <text:p>1907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490" calcext:value-type="float">
            <text:p>1490</text:p>
          </table:table-cell>
          <table:table-cell table:formula="of:=GEOMEAN([.E18:.S18])" office:value-type="float" office:value="1829.35350717505" calcext:value-type="float">
            <text:p>1,829.35</text:p>
          </table:table-cell>
          <table:table-cell table:formula="of:=AVERAGE([.E18:.S18])" office:value-type="float" office:value="1833.46666666667" calcext:value-type="float">
            <text:p>1,833.47</text:p>
          </table:table-cell>
        </table:table-row>
        <table:table-row table:style-name="ro1">
          <table:table-cell table:style-name="ce2" office:value-type="float" office:value="20193769" calcext:value-type="float">
            <text:p>20193769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s/.6335.55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739" calcext:value-type="float">
            <text:p>1739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1745" calcext:value-type="float">
            <text:p>1745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1448" calcext:value-type="float">
            <text:p>1448</text:p>
          </table:table-cell>
          <table:table-cell table:formula="of:=GEOMEAN([.E19:.S19])" office:value-type="float" office:value="1744.27716703681" calcext:value-type="float">
            <text:p>1,744.28</text:p>
          </table:table-cell>
          <table:table-cell table:formula="of:=AVERAGE([.E19:.S19])" office:value-type="float" office:value="1747.33333333333" calcext:value-type="float">
            <text:p>1,747.33</text:p>
          </table:table-cell>
        </table:table-row>
        <table:table-row table:style-name="ro1">
          <table:table-cell table:style-name="ce2" office:value-type="float" office:value="20226271" calcext:value-type="float">
            <text:p>20226271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string" calcext:value-type="string">
            <text:p>s/.4434.50</text:p>
          </table:table-cell>
          <table:table-cell table:style-name="ce5" office:value-type="float" office:value="1484" calcext:value-type="float">
            <text:p>1484</text:p>
          </table:table-cell>
          <table:table-cell table:style-name="ce5" office:value-type="float" office:value="1580" calcext:value-type="float">
            <text:p>158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480" calcext:value-type="float">
            <text:p>1480</text:p>
          </table:table-cell>
          <table:table-cell table:style-name="ce5" office:value-type="float" office:value="1482" calcext:value-type="float">
            <text:p>1482</text:p>
          </table:table-cell>
          <table:table-cell table:style-name="ce5" office:value-type="float" office:value="1487" calcext:value-type="float">
            <text:p>1487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1509" calcext:value-type="float">
            <text:p>1509</text:p>
          </table:table-cell>
          <table:table-cell table:style-name="ce5" office:value-type="float" office:value="1533" calcext:value-type="float">
            <text:p>1533</text:p>
          </table:table-cell>
          <table:table-cell table:style-name="ce5" office:value-type="float" office:value="1491" calcext:value-type="float">
            <text:p>1491</text:p>
          </table:table-cell>
          <table:table-cell table:style-name="ce5" office:value-type="float" office:value="1471" calcext:value-type="float">
            <text:p>1471</text:p>
          </table:table-cell>
          <table:table-cell table:style-name="ce5" office:value-type="float" office:value="1479" calcext:value-type="float">
            <text:p>1479</text:p>
          </table:table-cell>
          <table:table-cell table:style-name="ce5" office:value-type="float" office:value="1472" calcext:value-type="float">
            <text:p>1472</text:p>
          </table:table-cell>
          <table:table-cell table:style-name="ce5" office:value-type="float" office:value="1202" calcext:value-type="float">
            <text:p>1202</text:p>
          </table:table-cell>
          <table:table-cell table:formula="of:=GEOMEAN([.E20:.S20])" office:value-type="float" office:value="1490.8063213315" calcext:value-type="float">
            <text:p>1,490.81</text:p>
          </table:table-cell>
          <table:table-cell table:formula="of:=AVERAGE([.E20:.S20])" office:value-type="float" office:value="1494.13333333333" calcext:value-type="float">
            <text:p>1,494.13</text:p>
          </table:table-cell>
        </table:table-row>
        <table:table-row table:style-name="ro1">
          <table:table-cell table:style-name="ce2" office:value-type="float" office:value="20239652" calcext:value-type="float">
            <text:p>2023965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/.5450.40</text:p>
          </table:table-cell>
          <table:table-cell table:style-name="ce5" office:value-type="float" office:value="1699" calcext:value-type="float">
            <text:p>1699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1757" calcext:value-type="float">
            <text:p>1757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1801" calcext:value-type="float">
            <text:p>1801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1745" calcext:value-type="float">
            <text:p>1745</text:p>
          </table:table-cell>
          <table:table-cell table:style-name="ce5" office:value-type="float" office:value="1659" calcext:value-type="float">
            <text:p>1659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713" calcext:value-type="float">
            <text:p>1713</text:p>
          </table:table-cell>
          <table:table-cell table:style-name="ce5" office:value-type="float" office:value="1689" calcext:value-type="float">
            <text:p>1689</text:p>
          </table:table-cell>
          <table:table-cell table:style-name="ce5" office:value-type="float" office:value="1653" calcext:value-type="float">
            <text:p>1653</text:p>
          </table:table-cell>
          <table:table-cell table:style-name="ce5" office:value-type="float" office:value="1458" calcext:value-type="float">
            <text:p>1458</text:p>
          </table:table-cell>
          <table:table-cell table:formula="of:=GEOMEAN([.E21:.S21])" office:value-type="float" office:value="1712.66607032827" calcext:value-type="float">
            <text:p>1,712.67</text:p>
          </table:table-cell>
          <table:table-cell table:formula="of:=AVERAGE([.E21:.S21])" office:value-type="float" office:value="1715.4" calcext:value-type="float">
            <text:p>1,715.40</text:p>
          </table:table-cell>
        </table:table-row>
        <table:table-row table:style-name="ro1">
          <table:table-cell table:style-name="ce2" office:value-type="float" office:value="20194050" calcext:value-type="float">
            <text:p>20194050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/.6669.00</text:p>
          </table:table-cell>
          <table:table-cell table:style-name="ce5" office:value-type="float" office:value="1363" calcext:value-type="float">
            <text:p>1363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582" calcext:value-type="float">
            <text:p>1582</text:p>
          </table:table-cell>
          <table:table-cell table:style-name="ce5" office:value-type="float" office:value="1408" calcext:value-type="float">
            <text:p>1408</text:p>
          </table:table-cell>
          <table:table-cell table:style-name="ce5" office:value-type="float" office:value="1404" calcext:value-type="float">
            <text:p>1404</text:p>
          </table:table-cell>
          <table:table-cell table:style-name="ce5" office:value-type="float" office:value="1470" calcext:value-type="float">
            <text:p>1470</text:p>
          </table:table-cell>
          <table:table-cell table:style-name="ce5" office:value-type="float" office:value="1417" calcext:value-type="float">
            <text:p>1417</text:p>
          </table:table-cell>
          <table:table-cell table:style-name="ce5" office:value-type="float" office:value="1408" calcext:value-type="float">
            <text:p>1408</text:p>
          </table:table-cell>
          <table:table-cell table:style-name="ce5" office:value-type="float" office:value="1428" calcext:value-type="float">
            <text:p>1428</text:p>
          </table:table-cell>
          <table:table-cell table:style-name="ce5" office:value-type="float" office:value="1404" calcext:value-type="float">
            <text:p>1404</text:p>
          </table:table-cell>
          <table:table-cell table:style-name="ce5" office:value-type="float" office:value="1409" calcext:value-type="float">
            <text:p>1409</text:p>
          </table:table-cell>
          <table:table-cell table:style-name="ce5" office:value-type="float" office:value="1402" calcext:value-type="float">
            <text:p>1402</text:p>
          </table:table-cell>
          <table:table-cell table:style-name="ce5" office:value-type="float" office:value="1420" calcext:value-type="float">
            <text:p>1420</text:p>
          </table:table-cell>
          <table:table-cell table:style-name="ce5" office:value-type="float" office:value="1443" calcext:value-type="float">
            <text:p>1443</text:p>
          </table:table-cell>
          <table:table-cell table:style-name="ce5" office:value-type="float" office:value="1161" calcext:value-type="float">
            <text:p>1161</text:p>
          </table:table-cell>
          <table:table-cell table:formula="of:=GEOMEAN([.E22:.S22])" office:value-type="float" office:value="1408.02682844458" calcext:value-type="float">
            <text:p>1,408.03</text:p>
          </table:table-cell>
          <table:table-cell table:formula="of:=AVERAGE([.E22:.S22])" office:value-type="float" office:value="1410.53333333333" calcext:value-type="float">
            <text:p>1,410.53</text:p>
          </table:table-cell>
        </table:table-row>
        <table:table-row table:style-name="ro1">
          <table:table-cell table:style-name="ce2" office:value-type="float" office:value="20195340" calcext:value-type="float">
            <text:p>20195340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/.6123.70</text:p>
          </table:table-cell>
          <table:table-cell table:style-name="ce5" office:value-type="float" office:value="1583" calcext:value-type="float">
            <text:p>1583</text:p>
          </table:table-cell>
          <table:table-cell table:style-name="ce5" office:value-type="float" office:value="1598" calcext:value-type="float">
            <text:p>1598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1673" calcext:value-type="float">
            <text:p>1673</text:p>
          </table:table-cell>
          <table:table-cell table:style-name="ce5" office:value-type="float" office:value="1734" calcext:value-type="float">
            <text:p>1734</text:p>
          </table:table-cell>
          <table:table-cell table:style-name="ce5" office:value-type="float" office:value="1694" calcext:value-type="float">
            <text:p>1694</text:p>
          </table:table-cell>
          <table:table-cell table:style-name="ce5" office:value-type="float" office:value="1558" calcext:value-type="float">
            <text:p>1558</text:p>
          </table:table-cell>
          <table:table-cell table:style-name="ce5" office:value-type="float" office:value="1644" calcext:value-type="float">
            <text:p>1644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1689" calcext:value-type="float">
            <text:p>1689</text:p>
          </table:table-cell>
          <table:table-cell table:style-name="ce5" office:value-type="float" office:value="1670" calcext:value-type="float">
            <text:p>1670</text:p>
          </table:table-cell>
          <table:table-cell table:style-name="ce5" office:value-type="float" office:value="1621" calcext:value-type="float">
            <text:p>1621</text:p>
          </table:table-cell>
          <table:table-cell table:number-columns-repeated="2" table:style-name="ce5" office:value-type="float" office:value="1689" calcext:value-type="float">
            <text:p>1689</text:p>
          </table:table-cell>
          <table:table-cell table:style-name="ce5" office:value-type="float" office:value="1303" calcext:value-type="float">
            <text:p>1303</text:p>
          </table:table-cell>
          <table:table-cell table:formula="of:=GEOMEAN([.E23:.S23])" office:value-type="float" office:value="1631.40522089797" calcext:value-type="float">
            <text:p>1,631.41</text:p>
          </table:table-cell>
          <table:table-cell table:formula="of:=AVERAGE([.E23:.S23])" office:value-type="float" office:value="1635.13333333333" calcext:value-type="float">
            <text:p>1,635.13</text:p>
          </table:table-cell>
        </table:table-row>
        <table:table-row table:style-name="ro1">
          <table:table-cell table:style-name="ce2" office:value-type="float" office:value="20236102" calcext:value-type="float">
            <text:p>20236102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5109.75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64" calcext:value-type="float">
            <text:p>1764</text:p>
          </table:table-cell>
          <table:table-cell table:style-name="ce5" office:value-type="float" office:value="1821" calcext:value-type="float">
            <text:p>1821</text:p>
          </table:table-cell>
          <table:table-cell table:style-name="ce5" office:value-type="float" office:value="1590" calcext:value-type="float">
            <text:p>1590</text:p>
          </table:table-cell>
          <table:table-cell table:style-name="ce5" office:value-type="float" office:value="1559" calcext:value-type="float">
            <text:p>1559</text:p>
          </table:table-cell>
          <table:table-cell table:style-name="ce5" office:value-type="float" office:value="1610" calcext:value-type="float">
            <text:p>1610</text:p>
          </table:table-cell>
          <table:table-cell table:style-name="ce5" office:value-type="float" office:value="1604" calcext:value-type="float">
            <text:p>1604</text:p>
          </table:table-cell>
          <table:table-cell table:style-name="ce5" office:value-type="float" office:value="1644" calcext:value-type="float">
            <text:p>1644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office:value-type="float" office:value="1614" calcext:value-type="float">
            <text:p>1614</text:p>
          </table:table-cell>
          <table:table-cell table:style-name="ce5" office:value-type="float" office:value="1625" calcext:value-type="float">
            <text:p>1625</text:p>
          </table:table-cell>
          <table:table-cell table:number-columns-repeated="2" table:style-name="ce5" office:value-type="float" office:value="1578" calcext:value-type="float">
            <text:p>1578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1349" calcext:value-type="float">
            <text:p>1349</text:p>
          </table:table-cell>
          <table:table-cell table:formula="of:=GEOMEAN([.E24:.S24])" office:value-type="float" office:value="1609.81688250394" calcext:value-type="float">
            <text:p>1,609.82</text:p>
          </table:table-cell>
          <table:table-cell table:formula="of:=AVERAGE([.E24:.S24])" office:value-type="float" office:value="1612.86666666667" calcext:value-type="float">
            <text:p>1,612.87</text:p>
          </table:table-cell>
        </table:table-row>
        <table:table-row table:style-name="ro1">
          <table:table-cell table:style-name="ce2" office:value-type="float" office:value="20202031" calcext:value-type="float">
            <text:p>20202031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4072.50</text:p>
          </table:table-cell>
          <table:table-cell table:style-name="ce5" office:value-type="float" office:value="1440" calcext:value-type="float">
            <text:p>1440</text:p>
          </table:table-cell>
          <table:table-cell table:style-name="ce5" office:value-type="float" office:value="1416" calcext:value-type="float">
            <text:p>1416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413" calcext:value-type="float">
            <text:p>1413</text:p>
          </table:table-cell>
          <table:table-cell table:style-name="ce5" office:value-type="float" office:value="1349" calcext:value-type="float">
            <text:p>1349</text:p>
          </table:table-cell>
          <table:table-cell table:style-name="ce5" office:value-type="float" office:value="1401" calcext:value-type="float">
            <text:p>1401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float" office:value="1473" calcext:value-type="float">
            <text:p>1473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1478" calcext:value-type="float">
            <text:p>1478</text:p>
          </table:table-cell>
          <table:table-cell table:number-columns-repeated="2" table:style-name="ce5" office:value-type="float" office:value="1442" calcext:value-type="float">
            <text:p>1442</text:p>
          </table:table-cell>
          <table:table-cell table:style-name="ce5" office:value-type="float" office:value="1533" calcext:value-type="float">
            <text:p>1533</text:p>
          </table:table-cell>
          <table:table-cell table:style-name="ce5" office:value-type="float" office:value="1464" calcext:value-type="float">
            <text:p>1464</text:p>
          </table:table-cell>
          <table:table-cell table:style-name="ce5" office:value-type="float" office:value="1180" calcext:value-type="float">
            <text:p>1180</text:p>
          </table:table-cell>
          <table:table-cell table:formula="of:=GEOMEAN([.E25:.S25])" office:value-type="float" office:value="1438.76558963816" calcext:value-type="float">
            <text:p>1,438.77</text:p>
          </table:table-cell>
          <table:table-cell table:formula="of:=AVERAGE([.E25:.S25])" office:value-type="float" office:value="1442.73333333333" calcext:value-type="float">
            <text:p>1,442.73</text:p>
          </table:table-cell>
        </table:table-row>
        <table:table-row table:style-name="ro1">
          <table:table-cell table:style-name="ce2" office:value-type="float" office:value="20195979" calcext:value-type="float">
            <text:p>20195979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string" calcext:value-type="string">
            <text:p>s/.9503.32</text:p>
          </table:table-cell>
          <table:table-cell table:style-name="ce5" office:value-type="float" office:value="1751" calcext:value-type="float">
            <text:p>1751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1817" calcext:value-type="float">
            <text:p>1817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1809" calcext:value-type="float">
            <text:p>1809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802" calcext:value-type="float">
            <text:p>180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1466" calcext:value-type="float">
            <text:p>1466</text:p>
          </table:table-cell>
          <table:table-cell table:formula="of:=GEOMEAN([.E26:.S26])" office:value-type="float" office:value="1790.75473079099" calcext:value-type="float">
            <text:p>1,790.75</text:p>
          </table:table-cell>
          <table:table-cell table:formula="of:=AVERAGE([.E26:.S26])" office:value-type="float" office:value="1794.06666666667" calcext:value-type="float">
            <text:p>1,794.07</text:p>
          </table:table-cell>
        </table:table-row>
        <table:table-row table:style-name="ro1">
          <table:table-cell table:style-name="ce2" office:value-type="float" office:value="20224223" calcext:value-type="float">
            <text:p>2022422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string" calcext:value-type="string">
            <text:p>s/.6262.88</text:p>
          </table:table-cell>
          <table:table-cell table:style-name="ce5" office:value-type="float" office:value="1813" calcext:value-type="float">
            <text:p>1813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762" calcext:value-type="float">
            <text:p>1762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1709" calcext:value-type="float">
            <text:p>1709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762" calcext:value-type="float">
            <text:p>1762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785" calcext:value-type="float">
            <text:p>1785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753" calcext:value-type="float">
            <text:p>1753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1452" calcext:value-type="float">
            <text:p>1452</text:p>
          </table:table-cell>
          <table:table-cell table:formula="of:=GEOMEAN([.E27:.S27])" office:value-type="float" office:value="1783.76149694145" calcext:value-type="float">
            <text:p>1,783.76</text:p>
          </table:table-cell>
          <table:table-cell table:formula="of:=AVERAGE([.E27:.S27])" office:value-type="float" office:value="1787.13333333333" calcext:value-type="float">
            <text:p>1,787.13</text:p>
          </table:table-cell>
        </table:table-row>
        <table:table-row table:style-name="ro1">
          <table:table-cell table:style-name="ce2" office:value-type="float" office:value="20218679" calcext:value-type="float">
            <text:p>20218679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/.11919.60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2141" calcext:value-type="float">
            <text:p>2141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float" office:value="2042" calcext:value-type="float">
            <text:p>2042</text:p>
          </table:table-cell>
          <table:table-cell table:style-name="ce5" office:value-type="float" office:value="1959" calcext:value-type="float">
            <text:p>1959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1885" calcext:value-type="float">
            <text:p>1885</text:p>
          </table:table-cell>
          <table:table-cell table:style-name="ce5" office:value-type="float" office:value="1952" calcext:value-type="float">
            <text:p>1952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1605" calcext:value-type="float">
            <text:p>1605</text:p>
          </table:table-cell>
          <table:table-cell table:formula="of:=GEOMEAN([.E28:.S28])" office:value-type="float" office:value="1959.71768754714" calcext:value-type="float">
            <text:p>1,959.72</text:p>
          </table:table-cell>
          <table:table-cell table:formula="of:=AVERAGE([.E28:.S28])" office:value-type="float" office:value="1963.2" calcext:value-type="float">
            <text:p>1,963.20</text:p>
          </table:table-cell>
        </table:table-row>
        <table:table-row table:style-name="ro1">
          <table:table-cell table:style-name="ce2" office:value-type="float" office:value="20207053" calcext:value-type="float">
            <text:p>2020705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string" calcext:value-type="string">
            <text:p>s/.11829.88</text:p>
          </table:table-cell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2094" calcext:value-type="float">
            <text:p>2094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836" calcext:value-type="float">
            <text:p>1836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1870" calcext:value-type="float">
            <text:p>1870</text:p>
          </table:table-cell>
          <table:table-cell table:style-name="ce5" office:value-type="float" office:value="1888" calcext:value-type="float">
            <text:p>1888</text:p>
          </table:table-cell>
          <table:table-cell table:style-name="ce5" office:value-type="float" office:value="1865" calcext:value-type="float">
            <text:p>1865</text:p>
          </table:table-cell>
          <table:table-cell table:style-name="ce5" office:value-type="float" office:value="1885" calcext:value-type="float">
            <text:p>1885</text:p>
          </table:table-cell>
          <table:table-cell table:style-name="ce5" office:value-type="float" office:value="1903" calcext:value-type="float">
            <text:p>1903</text:p>
          </table:table-cell>
          <table:table-cell table:style-name="ce5" office:value-type="float" office:value="1910" calcext:value-type="float">
            <text:p>1910</text:p>
          </table:table-cell>
          <table:table-cell table:style-name="ce5" office:value-type="float" office:value="1513" calcext:value-type="float">
            <text:p>1513</text:p>
          </table:table-cell>
          <table:table-cell table:formula="of:=GEOMEAN([.E29:.S29])" office:value-type="float" office:value="1870.22307970284" calcext:value-type="float">
            <text:p>1,870.22</text:p>
          </table:table-cell>
          <table:table-cell table:formula="of:=AVERAGE([.E29:.S29])" office:value-type="float" office:value="1873.86666666667" calcext:value-type="float">
            <text:p>1,873.87</text:p>
          </table:table-cell>
        </table:table-row>
        <table:table-row table:style-name="ro1">
          <table:table-cell table:style-name="ce2" office:value-type="float" office:value="20202687" calcext:value-type="float">
            <text:p>20202687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8.75" calcext:value-type="float">
            <text:p>18.75</text:p>
          </table:table-cell>
          <table:table-cell table:style-name="ce2" office:value-type="string" calcext:value-type="string">
            <text:p>s/.14630.62</text:p>
          </table:table-cell>
          <table:table-cell table:style-name="ce5" office:value-type="float" office:value="1814" calcext:value-type="float">
            <text:p>1814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127" calcext:value-type="float">
            <text:p>2127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1801" calcext:value-type="float">
            <text:p>1801</text:p>
          </table:table-cell>
          <table:table-cell table:style-name="ce5" office:value-type="float" office:value="1796" calcext:value-type="float">
            <text:p>1796</text:p>
          </table:table-cell>
          <table:table-cell table:style-name="ce5" office:value-type="float" office:value="1721" calcext:value-type="float">
            <text:p>1721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809" calcext:value-type="float">
            <text:p>1809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1862" calcext:value-type="float">
            <text:p>1862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1859" calcext:value-type="float">
            <text:p>1859</text:p>
          </table:table-cell>
          <table:table-cell table:style-name="ce5" office:value-type="float" office:value="1494" calcext:value-type="float">
            <text:p>1494</text:p>
          </table:table-cell>
          <table:table-cell table:formula="of:=GEOMEAN([.E30:.S30])" office:value-type="float" office:value="1792.53704274732" calcext:value-type="float">
            <text:p>1,792.54</text:p>
          </table:table-cell>
          <table:table-cell table:formula="of:=AVERAGE([.E30:.S30])" office:value-type="float" office:value="1796.6" calcext:value-type="float">
            <text:p>1,796.60</text:p>
          </table:table-cell>
        </table:table-row>
        <table:table-row table:style-name="ro1">
          <table:table-cell table:style-name="ce2" office:value-type="float" office:value="20236453" calcext:value-type="float">
            <text:p>2023645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10577.30</text:p>
          </table:table-cell>
          <table:table-cell table:style-name="ce5" office:value-type="float" office:value="1645" calcext:value-type="float">
            <text:p>1645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1862" calcext:value-type="float">
            <text:p>1862</text:p>
          </table:table-cell>
          <table:table-cell table:style-name="ce5" office:value-type="float" office:value="1624" calcext:value-type="float">
            <text:p>1624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1682" calcext:value-type="float">
            <text:p>1682</text:p>
          </table:table-cell>
          <table:table-cell table:style-name="ce5" office:value-type="float" office:value="1688" calcext:value-type="float">
            <text:p>1688</text:p>
          </table:table-cell>
          <table:table-cell table:style-name="ce5" office:value-type="float" office:value="1590" calcext:value-type="float">
            <text:p>1590</text:p>
          </table:table-cell>
          <table:table-cell table:style-name="ce5" office:value-type="float" office:value="1652" calcext:value-type="float">
            <text:p>1652</text:p>
          </table:table-cell>
          <table:table-cell table:style-name="ce5" office:value-type="float" office:value="1678" calcext:value-type="float">
            <text:p>1678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1662" calcext:value-type="float">
            <text:p>1662</text:p>
          </table:table-cell>
          <table:table-cell table:style-name="ce5" office:value-type="float" office:value="1667" calcext:value-type="float">
            <text:p>1667</text:p>
          </table:table-cell>
          <table:table-cell table:style-name="ce5" office:value-type="float" office:value="1361" calcext:value-type="float">
            <text:p>1361</text:p>
          </table:table-cell>
          <table:table-cell table:formula="of:=GEOMEAN([.E31:.S31])" office:value-type="float" office:value="1639.11212309856" calcext:value-type="float">
            <text:p>1,639.11</text:p>
          </table:table-cell>
          <table:table-cell table:formula="of:=AVERAGE([.E31:.S31])" office:value-type="float" office:value="1642.06666666667" calcext:value-type="float">
            <text:p>1,642.07</text:p>
          </table:table-cell>
        </table:table-row>
        <table:table-row table:style-name="ro1">
          <table:table-cell table:style-name="ce2" office:value-type="float" office:value="20193984" calcext:value-type="float">
            <text:p>20193984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21168.38</text:p>
          </table:table-cell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float" office:value="1924" calcext:value-type="float">
            <text:p>1924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float" office:value="1952" calcext:value-type="float">
            <text:p>1952</text:p>
          </table:table-cell>
          <table:table-cell table:style-name="ce5" office:value-type="float" office:value="1890" calcext:value-type="float">
            <text:p>1890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1635" calcext:value-type="float">
            <text:p>1635</text:p>
          </table:table-cell>
          <table:table-cell table:formula="of:=GEOMEAN([.E32:.S32])" office:value-type="float" office:value="1950.45082102838" calcext:value-type="float">
            <text:p>1,950.45</text:p>
          </table:table-cell>
          <table:table-cell table:formula="of:=AVERAGE([.E32:.S32])" office:value-type="float" office:value="1954.13333333333" calcext:value-type="float">
            <text:p>1,954.13</text:p>
          </table:table-cell>
        </table:table-row>
        <table:table-row table:style-name="ro1">
          <table:table-cell table:style-name="ce2" office:value-type="float" office:value="20198845" calcext:value-type="float">
            <text:p>20198845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string" calcext:value-type="string">
            <text:p>s/.9878.85</text:p>
          </table:table-cell>
          <table:table-cell table:style-name="ce5" office:value-type="float" office:value="1660" calcext:value-type="float">
            <text:p>1660</text:p>
          </table:table-cell>
          <table:table-cell table:style-name="ce5" office:value-type="float" office:value="1669" calcext:value-type="float">
            <text:p>1669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723" calcext:value-type="float">
            <text:p>1723</text:p>
          </table:table-cell>
          <table:table-cell table:style-name="ce5" office:value-type="float" office:value="1688" calcext:value-type="float">
            <text:p>1688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717" calcext:value-type="float">
            <text:p>1717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office:value-type="float" office:value="1660" calcext:value-type="float">
            <text:p>1660</text:p>
          </table:table-cell>
          <table:table-cell table:style-name="ce5" office:value-type="float" office:value="1667" calcext:value-type="float">
            <text:p>1667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1686" calcext:value-type="float">
            <text:p>1686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1376" calcext:value-type="float">
            <text:p>1376</text:p>
          </table:table-cell>
          <table:table-cell table:formula="of:=GEOMEAN([.E33:.S33])" office:value-type="float" office:value="1671.61947434363" calcext:value-type="float">
            <text:p>1,671.62</text:p>
          </table:table-cell>
          <table:table-cell table:formula="of:=AVERAGE([.E33:.S33])" office:value-type="float" office:value="1674.8" calcext:value-type="float">
            <text:p>1,674.80</text:p>
          </table:table-cell>
        </table:table-row>
        <table:table-row table:style-name="ro1">
          <table:table-cell table:style-name="ce2" office:value-type="float" office:value="20233583" calcext:value-type="float">
            <text:p>20233583</text:p>
          </table:table-cell>
          <table:table-cell table:style-name="ce2" office:value-type="string" calcext:value-type="string">
            <text:p>s/.993.3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9617.67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199" calcext:value-type="float">
            <text:p>219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1955" calcext:value-type="float">
            <text:p>1955</text:p>
          </table:table-cell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1996" calcext:value-type="float">
            <text:p>1996</text:p>
          </table:table-cell>
          <table:table-cell table:style-name="ce5" office:value-type="float" office:value="2052" calcext:value-type="float">
            <text:p>2052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624" calcext:value-type="float">
            <text:p>1624</text:p>
          </table:table-cell>
          <table:table-cell table:formula="of:=GEOMEAN([.E34:.S34])" office:value-type="float" office:value="1976.59590610115" calcext:value-type="float">
            <text:p>1,976.60</text:p>
          </table:table-cell>
          <table:table-cell table:formula="of:=AVERAGE([.E34:.S34])" office:value-type="float" office:value="1980.06666666667" calcext:value-type="float">
            <text:p>1,980.07</text:p>
          </table:table-cell>
        </table:table-row>
        <table:table-row table:style-name="ro1">
          <table:table-cell table:style-name="ce2" office:value-type="float" office:value="20227724" calcext:value-type="float">
            <text:p>20227724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6878.00</text:p>
          </table:table-cell>
          <table:table-cell table:style-name="ce5" office:value-type="float" office:value="1427" calcext:value-type="float">
            <text:p>1427</text:p>
          </table:table-cell>
          <table:table-cell table:style-name="ce5" office:value-type="float" office:value="1455" calcext:value-type="float">
            <text:p>1455</text:p>
          </table:table-cell>
          <table:table-cell table:style-name="ce5" office:value-type="float" office:value="1617" calcext:value-type="float">
            <text:p>1617</text:p>
          </table:table-cell>
          <table:table-cell table:number-columns-repeated="2" table:style-name="ce5" office:value-type="float" office:value="1439" calcext:value-type="float">
            <text:p>1439</text:p>
          </table:table-cell>
          <table:table-cell table:number-columns-repeated="2" table:style-name="ce5" office:value-type="float" office:value="1444" calcext:value-type="float">
            <text:p>1444</text:p>
          </table:table-cell>
          <table:table-cell table:style-name="ce5" office:value-type="float" office:value="1405" calcext:value-type="float">
            <text:p>1405</text:p>
          </table:table-cell>
          <table:table-cell table:style-name="ce5" office:value-type="float" office:value="1408" calcext:value-type="float">
            <text:p>1408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1431" calcext:value-type="float">
            <text:p>1431</text:p>
          </table:table-cell>
          <table:table-cell table:style-name="ce5" office:value-type="float" office:value="1459" calcext:value-type="float">
            <text:p>1459</text:p>
          </table:table-cell>
          <table:table-cell table:style-name="ce5" office:value-type="float" office:value="1422" calcext:value-type="float">
            <text:p>1422</text:p>
          </table:table-cell>
          <table:table-cell table:style-name="ce5" office:value-type="float" office:value="1176" calcext:value-type="float">
            <text:p>1176</text:p>
          </table:table-cell>
          <table:table-cell table:formula="of:=GEOMEAN([.E35:.S35])" office:value-type="float" office:value="1428.11966247424" calcext:value-type="float">
            <text:p>1,428.12</text:p>
          </table:table-cell>
          <table:table-cell table:formula="of:=AVERAGE([.E35:.S35])" office:value-type="float" office:value="1430.66666666667" calcext:value-type="float">
            <text:p>1,430.67</text:p>
          </table:table-cell>
        </table:table-row>
        <table:table-row table:style-name="ro1">
          <table:table-cell table:style-name="ce2" office:value-type="float" office:value="20226455" calcext:value-type="float">
            <text:p>20226455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0994.83</text:p>
          </table:table-cell>
          <table:table-cell table:style-name="ce5" office:value-type="float" office:value="1789" calcext:value-type="float">
            <text:p>1789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954" calcext:value-type="float">
            <text:p>1954</text:p>
          </table:table-cell>
          <table:table-cell table:style-name="ce5" office:value-type="float" office:value="1871" calcext:value-type="float">
            <text:p>1871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office:value-type="float" office:value="1859" calcext:value-type="float">
            <text:p>1859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740" calcext:value-type="float">
            <text:p>1740</text:p>
          </table:table-cell>
          <table:table-cell table:style-name="ce5" office:value-type="float" office:value="1834" calcext:value-type="float">
            <text:p>1834</text:p>
          </table:table-cell>
          <table:table-cell table:style-name="ce5" office:value-type="float" office:value="1864" calcext:value-type="float">
            <text:p>1864</text:p>
          </table:table-cell>
          <table:table-cell table:style-name="ce5" office:value-type="float" office:value="1480" calcext:value-type="float">
            <text:p>1480</text:p>
          </table:table-cell>
          <table:table-cell table:formula="of:=GEOMEAN([.E36:.S36])" office:value-type="float" office:value="1797.47917311446" calcext:value-type="float">
            <text:p>1,797.48</text:p>
          </table:table-cell>
          <table:table-cell table:formula="of:=AVERAGE([.E36:.S36])" office:value-type="float" office:value="1800.53333333333" calcext:value-type="float">
            <text:p>1,800.53</text:p>
          </table:table-cell>
        </table:table-row>
        <table:table-row table:style-name="ro1">
          <table:table-cell table:style-name="ce2" office:value-type="float" office:value="20207741" calcext:value-type="float">
            <text:p>20207741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/.17826.00</text:p>
          </table:table-cell>
          <table:table-cell table:style-name="ce5" office:value-type="float" office:value="1608" calcext:value-type="float">
            <text:p>1608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1851" calcext:value-type="float">
            <text:p>1851</text:p>
          </table:table-cell>
          <table:table-cell table:style-name="ce5" office:value-type="float" office:value="1648" calcext:value-type="float">
            <text:p>1648</text:p>
          </table:table-cell>
          <table:table-cell table:style-name="ce5" office:value-type="float" office:value="1657" calcext:value-type="float">
            <text:p>1657</text:p>
          </table:table-cell>
          <table:table-cell table:style-name="ce5" office:value-type="float" office:value="1742" calcext:value-type="float">
            <text:p>1742</text:p>
          </table:table-cell>
          <table:table-cell table:style-name="ce5" office:value-type="float" office:value="1618" calcext:value-type="float">
            <text:p>1618</text:p>
          </table:table-cell>
          <table:table-cell table:style-name="ce5" office:value-type="float" office:value="1726" calcext:value-type="float">
            <text:p>1726</text:p>
          </table:table-cell>
          <table:table-cell table:style-name="ce5" office:value-type="float" office:value="1667" calcext:value-type="float">
            <text:p>1667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721" calcext:value-type="float">
            <text:p>1721</text:p>
          </table:table-cell>
          <table:table-cell table:style-name="ce5" office:value-type="float" office:value="1615" calcext:value-type="float">
            <text:p>1615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1689" calcext:value-type="float">
            <text:p>1689</text:p>
          </table:table-cell>
          <table:table-cell table:style-name="ce5" office:value-type="float" office:value="1433" calcext:value-type="float">
            <text:p>1433</text:p>
          </table:table-cell>
          <table:table-cell table:formula="of:=GEOMEAN([.E37:.S37])" office:value-type="float" office:value="1659.38457570665" calcext:value-type="float">
            <text:p>1,659.38</text:p>
          </table:table-cell>
          <table:table-cell table:formula="of:=AVERAGE([.E37:.S37])" office:value-type="float" office:value="1661.66666666667" calcext:value-type="float">
            <text:p>1,661.67</text:p>
          </table:table-cell>
        </table:table-row>
        <table:table-row table:style-name="ro1">
          <table:table-cell table:style-name="ce2" office:value-type="float" office:value="20236905" calcext:value-type="float">
            <text:p>20236905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8.75" calcext:value-type="float">
            <text:p>18.75</text:p>
          </table:table-cell>
          <table:table-cell table:style-name="ce2" office:value-type="string" calcext:value-type="string">
            <text:p>s/.14630.62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2" table:style-name="ce5" office:value-type="float" office:value="1757" calcext:value-type="float">
            <text:p>1757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1784" calcext:value-type="float">
            <text:p>1784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20" calcext:value-type="float">
            <text:p>1720</text:p>
          </table:table-cell>
          <table:table-cell table:style-name="ce5" office:value-type="float" office:value="1737" calcext:value-type="float">
            <text:p>1737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777" calcext:value-type="float">
            <text:p>1777</text:p>
          </table:table-cell>
          <table:table-cell table:style-name="ce5" office:value-type="float" office:value="1663" calcext:value-type="float">
            <text:p>1663</text:p>
          </table:table-cell>
          <table:table-cell table:style-name="ce5" office:value-type="float" office:value="1773" calcext:value-type="float">
            <text:p>1773</text:p>
          </table:table-cell>
          <table:table-cell table:style-name="ce5" office:value-type="float" office:value="1430" calcext:value-type="float">
            <text:p>1430</text:p>
          </table:table-cell>
          <table:table-cell table:formula="of:=GEOMEAN([.E38:.S38])" office:value-type="float" office:value="1740.46063998968" calcext:value-type="float">
            <text:p>1,740.46</text:p>
          </table:table-cell>
          <table:table-cell table:formula="of:=AVERAGE([.E38:.S38])" office:value-type="float" office:value="1744" calcext:value-type="float">
            <text:p>1,744.00</text:p>
          </table:table-cell>
        </table:table-row>
        <table:table-row table:style-name="ro1">
          <table:table-cell table:style-name="ce2" office:value-type="float" office:value="20197557" calcext:value-type="float">
            <text:p>20197557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s/.17380.35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2189" calcext:value-type="float">
            <text:p>2189</text:p>
          </table:table-cell>
          <table:table-cell table:style-name="ce5" office:value-type="float" office:value="1952" calcext:value-type="float">
            <text:p>1952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float" office:value="1923" calcext:value-type="float">
            <text:p>1923</text:p>
          </table:table-cell>
          <table:table-cell table:style-name="ce5" office:value-type="float" office:value="1892" calcext:value-type="float">
            <text:p>1892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953" calcext:value-type="float">
            <text:p>1953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897" calcext:value-type="float">
            <text:p>1897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float" office:value="1919" calcext:value-type="float">
            <text:p>1919</text:p>
          </table:table-cell>
          <table:table-cell table:style-name="ce5" office:value-type="float" office:value="1924" calcext:value-type="float">
            <text:p>1924</text:p>
          </table:table-cell>
          <table:table-cell table:style-name="ce5" office:value-type="float" office:value="1537" calcext:value-type="float">
            <text:p>1537</text:p>
          </table:table-cell>
          <table:table-cell table:formula="of:=GEOMEAN([.E39:.S39])" office:value-type="float" office:value="1924.58266032516" calcext:value-type="float">
            <text:p>1,924.58</text:p>
          </table:table-cell>
          <table:table-cell table:formula="of:=AVERAGE([.E39:.S39])" office:value-type="float" office:value="1929" calcext:value-type="float">
            <text:p>1,929.00</text:p>
          </table:table-cell>
        </table:table-row>
        <table:table-row table:style-name="ro1">
          <table:table-cell table:style-name="ce2" office:value-type="float" office:value="20235440" calcext:value-type="float">
            <text:p>20235440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9.25" calcext:value-type="float">
            <text:p>19.25</text:p>
          </table:table-cell>
          <table:table-cell table:style-name="ce2" office:value-type="string" calcext:value-type="string">
            <text:p>s/.5434.28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1797" calcext:value-type="float">
            <text:p>1797</text:p>
          </table:table-cell>
          <table:table-cell table:style-name="ce5" office:value-type="float" office:value="1816" calcext:value-type="float">
            <text:p>1816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794" calcext:value-type="float">
            <text:p>1794</text:p>
          </table:table-cell>
          <table:table-cell table:style-name="ce5" office:value-type="float" office:value="1808" calcext:value-type="float">
            <text:p>1808</text:p>
          </table:table-cell>
          <table:table-cell table:style-name="ce5" office:value-type="float" office:value="1779" calcext:value-type="float">
            <text:p>1779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1457" calcext:value-type="float">
            <text:p>1457</text:p>
          </table:table-cell>
          <table:table-cell table:formula="of:=GEOMEAN([.E40:.S40])" office:value-type="float" office:value="1786.23166330947" calcext:value-type="float">
            <text:p>1,786.23</text:p>
          </table:table-cell>
          <table:table-cell table:formula="of:=AVERAGE([.E40:.S40])" office:value-type="float" office:value="1789.6" calcext:value-type="float">
            <text:p>1,789.60</text:p>
          </table:table-cell>
        </table:table-row>
        <table:table-row table:style-name="ro1">
          <table:table-cell table:style-name="ce2" office:value-type="float" office:value="20197155" calcext:value-type="float">
            <text:p>20197155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string" calcext:value-type="string">
            <text:p>s/.18141.97</text:p>
          </table:table-cell>
          <table:table-cell table:style-name="ce5" office:value-type="float" office:value="1910" calcext:value-type="float">
            <text:p>1910</text:p>
          </table:table-cell>
          <table:table-cell table:style-name="ce5" office:value-type="float" office:value="1941" calcext:value-type="float">
            <text:p>1941</text:p>
          </table:table-cell>
          <table:table-cell table:style-name="ce5" office:value-type="float" office:value="2119" calcext:value-type="float">
            <text:p>2119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1918" calcext:value-type="float">
            <text:p>1918</text:p>
          </table:table-cell>
          <table:table-cell table:style-name="ce5" office:value-type="float" office:value="1895" calcext:value-type="float">
            <text:p>1895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1952" calcext:value-type="float">
            <text:p>1952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float" office:value="1909" calcext:value-type="float">
            <text:p>1909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float" office:value="1922" calcext:value-type="float">
            <text:p>1922</text:p>
          </table:table-cell>
          <table:table-cell table:style-name="ce5" office:value-type="float" office:value="1560" calcext:value-type="float">
            <text:p>1560</text:p>
          </table:table-cell>
          <table:table-cell table:formula="of:=GEOMEAN([.E41:.S41])" office:value-type="float" office:value="1906.75162966118" calcext:value-type="float">
            <text:p>1,906.75</text:p>
          </table:table-cell>
          <table:table-cell table:formula="of:=AVERAGE([.E41:.S41])" office:value-type="float" office:value="1910.06666666667" calcext:value-type="float">
            <text:p>1,910.07</text:p>
          </table:table-cell>
        </table:table-row>
        <table:table-row table:style-name="ro1">
          <table:table-cell table:style-name="ce2" office:value-type="float" office:value="20193891" calcext:value-type="float">
            <text:p>20193891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8970.45</text:p>
          </table:table-cell>
          <table:table-cell table:style-name="ce5" office:value-type="float" office:value="1777" calcext:value-type="float">
            <text:p>1777</text:p>
          </table:table-cell>
          <table:table-cell table:style-name="ce5" office:value-type="float" office:value="1729" calcext:value-type="float">
            <text:p>1729</text:p>
          </table:table-cell>
          <table:table-cell table:style-name="ce5" office:value-type="float" office:value="2044" calcext:value-type="float">
            <text:p>2044</text:p>
          </table:table-cell>
          <table:table-cell table:style-name="ce5" office:value-type="float" office:value="1817" calcext:value-type="float">
            <text:p>1817</text:p>
          </table:table-cell>
          <table:table-cell table:style-name="ce5" office:value-type="float" office:value="1730" calcext:value-type="float">
            <text:p>1730</text:p>
          </table:table-cell>
          <table:table-cell table:style-name="ce5" office:value-type="float" office:value="1772" calcext:value-type="float">
            <text:p>1772</text:p>
          </table:table-cell>
          <table:table-cell table:style-name="ce5" office:value-type="float" office:value="1698" calcext:value-type="float">
            <text:p>1698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40" calcext:value-type="float">
            <text:p>1740</text:p>
          </table:table-cell>
          <table:table-cell table:style-name="ce5" office:value-type="float" office:value="1784" calcext:value-type="float">
            <text:p>1784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1739" calcext:value-type="float">
            <text:p>1739</text:p>
          </table:table-cell>
          <table:table-cell table:style-name="ce5" office:value-type="float" office:value="1413" calcext:value-type="float">
            <text:p>1413</text:p>
          </table:table-cell>
          <table:table-cell table:formula="of:=GEOMEAN([.E42:.S42])" office:value-type="float" office:value="1747.9293053428" calcext:value-type="float">
            <text:p>1,747.93</text:p>
          </table:table-cell>
          <table:table-cell table:formula="of:=AVERAGE([.E42:.S42])" office:value-type="float" office:value="1752.2" calcext:value-type="float">
            <text:p>1,752.20</text:p>
          </table:table-cell>
        </table:table-row>
        <table:table-row table:style-name="ro1">
          <table:table-cell table:style-name="ce2" office:value-type="float" office:value="20218376" calcext:value-type="float">
            <text:p>20218376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string" calcext:value-type="string">
            <text:p>s/.11014.35</text:p>
          </table:table-cell>
          <table:table-cell table:style-name="ce5" office:value-type="float" office:value="1698" calcext:value-type="float">
            <text:p>1698</text:p>
          </table:table-cell>
          <table:table-cell table:style-name="ce5" office:value-type="float" office:value="1667" calcext:value-type="float">
            <text:p>1667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office:value-type="float" office:value="1633" calcext:value-type="float">
            <text:p>1633</text:p>
          </table:table-cell>
          <table:table-cell table:style-name="ce5" office:value-type="float" office:value="1698" calcext:value-type="float">
            <text:p>1698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625" calcext:value-type="float">
            <text:p>1625</text:p>
          </table:table-cell>
          <table:table-cell table:style-name="ce5" office:value-type="float" office:value="1709" calcext:value-type="float">
            <text:p>1709</text:p>
          </table:table-cell>
          <table:table-cell table:style-name="ce5" office:value-type="float" office:value="1640" calcext:value-type="float">
            <text:p>1640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1577" calcext:value-type="float">
            <text:p>1577</text:p>
          </table:table-cell>
          <table:table-cell table:style-name="ce5" office:value-type="float" office:value="1617" calcext:value-type="float">
            <text:p>1617</text:p>
          </table:table-cell>
          <table:table-cell table:style-name="ce5" office:value-type="float" office:value="1655" calcext:value-type="float">
            <text:p>1655</text:p>
          </table:table-cell>
          <table:table-cell table:style-name="ce5" office:value-type="float" office:value="1291" calcext:value-type="float">
            <text:p>1291</text:p>
          </table:table-cell>
          <table:table-cell table:formula="of:=GEOMEAN([.E43:.S43])" office:value-type="float" office:value="1635.37842112881" calcext:value-type="float">
            <text:p>1,635.38</text:p>
          </table:table-cell>
          <table:table-cell table:formula="of:=AVERAGE([.E43:.S43])" office:value-type="float" office:value="1639.46666666667" calcext:value-type="float">
            <text:p>1,639.47</text:p>
          </table:table-cell>
        </table:table-row>
        <table:table-row table:style-name="ro1">
          <table:table-cell table:style-name="ce2" office:value-type="float" office:value="20196536" calcext:value-type="float">
            <text:p>20196536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s/.8856.90</text:p>
          </table:table-cell>
          <table:table-cell table:style-name="ce5" office:value-type="float" office:value="1803" calcext:value-type="float">
            <text:p>1803</text:p>
          </table:table-cell>
          <table:table-cell table:style-name="ce5" office:value-type="float" office:value="1896" calcext:value-type="float">
            <text:p>1896</text:p>
          </table:table-cell>
          <table:table-cell table:style-name="ce5" office:value-type="float" office:value="2122" calcext:value-type="float">
            <text:p>2122</text:p>
          </table:table-cell>
          <table:table-cell table:style-name="ce5" office:value-type="float" office:value="1867" calcext:value-type="float">
            <text:p>1867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88" calcext:value-type="float">
            <text:p>1788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919" calcext:value-type="float">
            <text:p>1919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573" calcext:value-type="float">
            <text:p>1573</text:p>
          </table:table-cell>
          <table:table-cell table:formula="of:=GEOMEAN([.E44:.S44])" office:value-type="float" office:value="1854.93444705524" calcext:value-type="float">
            <text:p>1,854.93</text:p>
          </table:table-cell>
          <table:table-cell table:formula="of:=AVERAGE([.E44:.S44])" office:value-type="float" office:value="1858" calcext:value-type="float">
            <text:p>1,858.00</text:p>
          </table:table-cell>
        </table:table-row>
        <table:table-row table:style-name="ro1">
          <table:table-cell table:style-name="ce2" office:value-type="float" office:value="20224165" calcext:value-type="float">
            <text:p>20224165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/.10577.30</text:p>
          </table:table-cell>
          <table:table-cell table:style-name="ce5" office:value-type="float" office:value="1542" calcext:value-type="float">
            <text:p>1542</text:p>
          </table:table-cell>
          <table:table-cell table:style-name="ce5" office:value-type="float" office:value="1676" calcext:value-type="float">
            <text:p>1676</text:p>
          </table:table-cell>
          <table:table-cell table:style-name="ce5" office:value-type="float" office:value="1709" calcext:value-type="float">
            <text:p>1709</text:p>
          </table:table-cell>
          <table:table-cell table:style-name="ce5" office:value-type="float" office:value="1690" calcext:value-type="float">
            <text:p>1690</text:p>
          </table:table-cell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532" calcext:value-type="float">
            <text:p>1532</text:p>
          </table:table-cell>
          <table:table-cell table:style-name="ce5" office:value-type="float" office:value="1544" calcext:value-type="float">
            <text:p>1544</text:p>
          </table:table-cell>
          <table:table-cell table:style-name="ce5" office:value-type="float" office:value="1579" calcext:value-type="float">
            <text:p>1579</text:p>
          </table:table-cell>
          <table:table-cell table:style-name="ce5" office:value-type="float" office:value="1576" calcext:value-type="float">
            <text:p>1576</text:p>
          </table:table-cell>
          <table:table-cell table:style-name="ce5" office:value-type="float" office:value="1561" calcext:value-type="float">
            <text:p>1561</text:p>
          </table:table-cell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1511" calcext:value-type="float">
            <text:p>1511</text:p>
          </table:table-cell>
          <table:table-cell table:style-name="ce5" office:value-type="float" office:value="1226" calcext:value-type="float">
            <text:p>1226</text:p>
          </table:table-cell>
          <table:table-cell table:formula="of:=GEOMEAN([.E45:.S45])" office:value-type="float" office:value="1550.43300198442" calcext:value-type="float">
            <text:p>1,550.43</text:p>
          </table:table-cell>
          <table:table-cell table:formula="of:=AVERAGE([.E45:.S45])" office:value-type="float" office:value="1554.4" calcext:value-type="float">
            <text:p>1,554.40</text:p>
          </table:table-cell>
        </table:table-row>
        <table:table-row table:style-name="ro1">
          <table:table-cell table:style-name="ce2" office:value-type="float" office:value="20219566" calcext:value-type="float">
            <text:p>20219566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string" calcext:value-type="string">
            <text:p>s/.5158.50</text:p>
          </table:table-cell>
          <table:table-cell table:style-name="ce5" office:value-type="float" office:value="1526" calcext:value-type="float">
            <text:p>1526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767" calcext:value-type="float">
            <text:p>1767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518" calcext:value-type="float">
            <text:p>1518</text:p>
          </table:table-cell>
          <table:table-cell table:style-name="ce5" office:value-type="float" office:value="1540" calcext:value-type="float">
            <text:p>1540</text:p>
          </table:table-cell>
          <table:table-cell table:style-name="ce5" office:value-type="float" office:value="1552" calcext:value-type="float">
            <text:p>1552</text:p>
          </table:table-cell>
          <table:table-cell table:style-name="ce5" office:value-type="float" office:value="1498" calcext:value-type="float">
            <text:p>1498</text:p>
          </table:table-cell>
          <table:table-cell table:style-name="ce5" office:value-type="float" office:value="1539" calcext:value-type="float">
            <text:p>1539</text:p>
          </table:table-cell>
          <table:table-cell table:style-name="ce5" office:value-type="float" office:value="1547" calcext:value-type="float">
            <text:p>1547</text:p>
          </table:table-cell>
          <table:table-cell table:style-name="ce5" office:value-type="float" office:value="1597" calcext:value-type="float">
            <text:p>1597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office:value-type="float" office:value="1575" calcext:value-type="float">
            <text:p>1575</text:p>
          </table:table-cell>
          <table:table-cell table:style-name="ce5" office:value-type="float" office:value="1511" calcext:value-type="float">
            <text:p>1511</text:p>
          </table:table-cell>
          <table:table-cell table:style-name="ce5" office:value-type="float" office:value="1257" calcext:value-type="float">
            <text:p>1257</text:p>
          </table:table-cell>
          <table:table-cell table:formula="of:=GEOMEAN([.E46:.S46])" office:value-type="float" office:value="1536.26324239404" calcext:value-type="float">
            <text:p>1,536.26</text:p>
          </table:table-cell>
          <table:table-cell table:formula="of:=AVERAGE([.E46:.S46])" office:value-type="float" office:value="1539.46666666667" calcext:value-type="float">
            <text:p>1,539.47</text:p>
          </table:table-cell>
        </table:table-row>
        <table:table-row table:style-name="ro1">
          <table:table-cell table:style-name="ce2" office:value-type="float" office:value="20192298" calcext:value-type="float">
            <text:p>20192298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string" calcext:value-type="string">
            <text:p>s/.10159.78</text:p>
          </table:table-cell>
          <table:table-cell table:style-name="ce5" office:value-type="float" office:value="1727" calcext:value-type="float">
            <text:p>1727</text:p>
          </table:table-cell>
          <table:table-cell table:style-name="ce5" office:value-type="float" office:value="1761" calcext:value-type="float">
            <text:p>1761</text:p>
          </table:table-cell>
          <table:table-cell table:style-name="ce5" office:value-type="float" office:value="1913" calcext:value-type="float">
            <text:p>1913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1714" calcext:value-type="float">
            <text:p>1714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732" calcext:value-type="float">
            <text:p>1732</text:p>
          </table:table-cell>
          <table:table-cell table:style-name="ce5" office:value-type="float" office:value="1733" calcext:value-type="float">
            <text:p>1733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1410" calcext:value-type="float">
            <text:p>1410</text:p>
          </table:table-cell>
          <table:table-cell table:formula="of:=GEOMEAN([.E47:.S47])" office:value-type="float" office:value="1721.20135467972" calcext:value-type="float">
            <text:p>1,721.20</text:p>
          </table:table-cell>
          <table:table-cell table:formula="of:=AVERAGE([.E47:.S47])" office:value-type="float" office:value="1724.46666666667" calcext:value-type="float">
            <text:p>1,724.47</text:p>
          </table:table-cell>
        </table:table-row>
        <table:table-row table:style-name="ro1">
          <table:table-cell table:style-name="ce2" office:value-type="float" office:value="20198069" calcext:value-type="float">
            <text:p>20198069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s/.15597.75</text:p>
          </table:table-cell>
          <table:table-cell table:style-name="ce5" office:value-type="float" office:value="1835" calcext:value-type="float">
            <text:p>1835</text:p>
          </table:table-cell>
          <table:table-cell table:style-name="ce5" office:value-type="float" office:value="1765" calcext:value-type="float">
            <text:p>1765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759" calcext:value-type="float">
            <text:p>1759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790" calcext:value-type="float">
            <text:p>1790</text:p>
          </table:table-cell>
          <table:table-cell table:style-name="ce5" office:value-type="float" office:value="1803" calcext:value-type="float">
            <text:p>1803</text:p>
          </table:table-cell>
          <table:table-cell table:style-name="ce5" office:value-type="float" office:value="1785" calcext:value-type="float">
            <text:p>1785</text:p>
          </table:table-cell>
          <table:table-cell table:style-name="ce5" office:value-type="float" office:value="1778" calcext:value-type="float">
            <text:p>1778</text:p>
          </table:table-cell>
          <table:table-cell table:style-name="ce5" office:value-type="float" office:value="1782" calcext:value-type="float">
            <text:p>1782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763" calcext:value-type="float">
            <text:p>1763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437" calcext:value-type="float">
            <text:p>1437</text:p>
          </table:table-cell>
          <table:table-cell table:formula="of:=GEOMEAN([.E48:.S48])" office:value-type="float" office:value="1768.73041803645" calcext:value-type="float">
            <text:p>1,768.73</text:p>
          </table:table-cell>
          <table:table-cell table:formula="of:=AVERAGE([.E48:.S48])" office:value-type="float" office:value="1772" calcext:value-type="float">
            <text:p>1,772.00</text:p>
          </table:table-cell>
        </table:table-row>
        <table:table-row table:style-name="ro1">
          <table:table-cell table:style-name="ce2" office:value-type="float" office:value="20229272" calcext:value-type="float">
            <text:p>20229272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/.4799.10</text:p>
          </table:table-cell>
          <table:table-cell table:style-name="ce5" office:value-type="float" office:value="1657" calcext:value-type="float">
            <text:p>1657</text:p>
          </table:table-cell>
          <table:table-cell table:style-name="ce5" office:value-type="float" office:value="1694" calcext:value-type="float">
            <text:p>1694</text:p>
          </table:table-cell>
          <table:table-cell table:style-name="ce5" office:value-type="float" office:value="1872" calcext:value-type="float">
            <text:p>1872</text:p>
          </table:table-cell>
          <table:table-cell table:style-name="ce5" office:value-type="float" office:value="1668" calcext:value-type="float">
            <text:p>1668</text:p>
          </table:table-cell>
          <table:table-cell table:style-name="ce5" office:value-type="float" office:value="1690" calcext:value-type="float">
            <text:p>1690</text:p>
          </table:table-cell>
          <table:table-cell table:style-name="ce5" office:value-type="float" office:value="1652" calcext:value-type="float">
            <text:p>1652</text:p>
          </table:table-cell>
          <table:table-cell table:style-name="ce5" office:value-type="float" office:value="1679" calcext:value-type="float">
            <text:p>1679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1762" calcext:value-type="float">
            <text:p>1762</text:p>
          </table:table-cell>
          <table:table-cell table:style-name="ce5" office:value-type="float" office:value="1703" calcext:value-type="float">
            <text:p>1703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1697" calcext:value-type="float">
            <text:p>1697</text:p>
          </table:table-cell>
          <table:table-cell table:style-name="ce5" office:value-type="float" office:value="1384" calcext:value-type="float">
            <text:p>1384</text:p>
          </table:table-cell>
          <table:table-cell table:formula="of:=GEOMEAN([.E49:.S49])" office:value-type="float" office:value="1671.06814889615" calcext:value-type="float">
            <text:p>1,671.07</text:p>
          </table:table-cell>
          <table:table-cell table:formula="of:=AVERAGE([.E49:.S49])" office:value-type="float" office:value="1673.93333333333" calcext:value-type="float">
            <text:p>1,673.93</text:p>
          </table:table-cell>
        </table:table-row>
        <table:table-row table:style-name="ro1">
          <table:table-cell table:style-name="ce2" office:value-type="float" office:value="20222575" calcext:value-type="float">
            <text:p>20222575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string" calcext:value-type="string">
            <text:p>s/.16266.22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788" calcext:value-type="float">
            <text:p>1788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1773" calcext:value-type="float">
            <text:p>1773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867" calcext:value-type="float">
            <text:p>1867</text:p>
          </table:table-cell>
          <table:table-cell table:style-name="ce5" office:value-type="float" office:value="1482" calcext:value-type="float">
            <text:p>1482</text:p>
          </table:table-cell>
          <table:table-cell table:formula="of:=GEOMEAN([.E50:.S50])" office:value-type="float" office:value="1835.69266492546" calcext:value-type="float">
            <text:p>1,835.69</text:p>
          </table:table-cell>
          <table:table-cell table:formula="of:=AVERAGE([.E50:.S50])" office:value-type="float" office:value="1839.26666666667" calcext:value-type="float">
            <text:p>1,839.27</text:p>
          </table:table-cell>
        </table:table-row>
        <table:table-row table:style-name="ro1">
          <table:table-cell table:style-name="ce2" office:value-type="float" office:value="20193573" calcext:value-type="float">
            <text:p>20193573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string" calcext:value-type="string">
            <text:p>s/.9881.43</text:p>
          </table:table-cell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797" calcext:value-type="float">
            <text:p>1797</text:p>
          </table:table-cell>
          <table:table-cell table:style-name="ce5" office:value-type="float" office:value="2049" calcext:value-type="float">
            <text:p>2049</text:p>
          </table:table-cell>
          <table:table-cell table:style-name="ce5" office:value-type="float" office:value="1922" calcext:value-type="float">
            <text:p>1922</text:p>
          </table:table-cell>
          <table:table-cell table:style-name="ce5" office:value-type="float" office:value="1807" calcext:value-type="float">
            <text:p>1807</text:p>
          </table:table-cell>
          <table:table-cell table:style-name="ce5" office:value-type="float" office:value="1888" calcext:value-type="float">
            <text:p>1888</text:p>
          </table:table-cell>
          <table:table-cell table:style-name="ce5" office:value-type="float" office:value="1794" calcext:value-type="float">
            <text:p>1794</text:p>
          </table:table-cell>
          <table:table-cell table:style-name="ce5" office:value-type="float" office:value="1872" calcext:value-type="float">
            <text:p>1872</text:p>
          </table:table-cell>
          <table:table-cell table:style-name="ce5" office:value-type="float" office:value="1848" calcext:value-type="float">
            <text:p>1848</text:p>
          </table:table-cell>
          <table:table-cell table:style-name="ce5" office:value-type="float" office:value="1804" calcext:value-type="float">
            <text:p>1804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829" calcext:value-type="float">
            <text:p>1829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492" calcext:value-type="float">
            <text:p>1492</text:p>
          </table:table-cell>
          <table:table-cell table:formula="of:=GEOMEAN([.E51:.S51])" office:value-type="float" office:value="1828.13504673292" calcext:value-type="float">
            <text:p>1,828.14</text:p>
          </table:table-cell>
          <table:table-cell table:formula="of:=AVERAGE([.E51:.S51])" office:value-type="float" office:value="1831.8" calcext:value-type="float">
            <text:p>1,831.80</text:p>
          </table:table-cell>
        </table:table-row>
        <table:table-row table:style-name="ro1">
          <table:table-cell table:style-name="ce2" office:value-type="float" office:value="20198434" calcext:value-type="float">
            <text:p>2019843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string" calcext:value-type="string">
            <text:p>s/.15410.92</text:p>
          </table:table-cell>
          <table:table-cell table:style-name="ce5" office:value-type="float" office:value="1807" calcext:value-type="float">
            <text:p>1807</text:p>
          </table:table-cell>
          <table:table-cell table:style-name="ce5" office:value-type="float" office:value="1739" calcext:value-type="float">
            <text:p>1739</text:p>
          </table:table-cell>
          <table:table-cell table:style-name="ce5" office:value-type="float" office:value="1932" calcext:value-type="float">
            <text:p>1932</text:p>
          </table:table-cell>
          <table:table-cell table:style-name="ce5" office:value-type="float" office:value="1781" calcext:value-type="float">
            <text:p>1781</text:p>
          </table:table-cell>
          <table:table-cell table:style-name="ce5" office:value-type="float" office:value="1679" calcext:value-type="float">
            <text:p>1679</text:p>
          </table:table-cell>
          <table:table-cell table:style-name="ce5" office:value-type="float" office:value="1803" calcext:value-type="float">
            <text:p>1803</text:p>
          </table:table-cell>
          <table:table-cell table:style-name="ce5" office:value-type="float" office:value="1719" calcext:value-type="float">
            <text:p>1719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807" calcext:value-type="float">
            <text:p>1807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719" calcext:value-type="float">
            <text:p>1719</text:p>
          </table:table-cell>
          <table:table-cell table:style-name="ce5" office:value-type="float" office:value="1753" calcext:value-type="float">
            <text:p>1753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492" calcext:value-type="float">
            <text:p>1492</text:p>
          </table:table-cell>
          <table:table-cell table:formula="of:=GEOMEAN([.E52:.S52])" office:value-type="float" office:value="1748.23022354574" calcext:value-type="float">
            <text:p>1,748.23</text:p>
          </table:table-cell>
          <table:table-cell table:formula="of:=AVERAGE([.E52:.S52])" office:value-type="float" office:value="1750.6" calcext:value-type="float">
            <text:p>1,750.60</text:p>
          </table:table-cell>
        </table:table-row>
        <table:table-row table:style-name="ro1">
          <table:table-cell table:style-name="ce2" office:value-type="float" office:value="20193012" calcext:value-type="float">
            <text:p>20193012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string" calcext:value-type="string">
            <text:p>s/.11837.48</text:p>
          </table:table-cell>
          <table:table-cell table:style-name="ce5" office:value-type="float" office:value="1864" calcext:value-type="float">
            <text:p>1864</text:p>
          </table:table-cell>
          <table:table-cell table:style-name="ce5" office:value-type="float" office:value="1814" calcext:value-type="float">
            <text:p>1814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1746" calcext:value-type="float">
            <text:p>1746</text:p>
          </table:table-cell>
          <table:table-cell table:style-name="ce5" office:value-type="float" office:value="1799" calcext:value-type="float">
            <text:p>1799</text:p>
          </table:table-cell>
          <table:table-cell table:style-name="ce5" office:value-type="float" office:value="1778" calcext:value-type="float">
            <text:p>1778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877" calcext:value-type="float">
            <text:p>1877</text:p>
          </table:table-cell>
          <table:table-cell table:style-name="ce5" office:value-type="float" office:value="1500" calcext:value-type="float">
            <text:p>1500</text:p>
          </table:table-cell>
          <table:table-cell table:formula="of:=GEOMEAN([.E53:.S53])" office:value-type="float" office:value="1791.61510439099" calcext:value-type="float">
            <text:p>1,791.62</text:p>
          </table:table-cell>
          <table:table-cell table:formula="of:=AVERAGE([.E53:.S53])" office:value-type="float" office:value="1794.46666666667" calcext:value-type="float">
            <text:p>1,794.47</text:p>
          </table:table-cell>
        </table:table-row>
        <table:table-row table:style-name="ro1">
          <table:table-cell table:style-name="ce2" office:value-type="float" office:value="20198608" calcext:value-type="float">
            <text:p>20198608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string" calcext:value-type="string">
            <text:p>s/.19117.35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float" office:value="2152" calcext:value-type="float">
            <text:p>2152</text:p>
          </table:table-cell>
          <table:table-cell table:style-name="ce5" office:value-type="float" office:value="1926" calcext:value-type="float">
            <text:p>1926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1918" calcext:value-type="float">
            <text:p>1918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929" calcext:value-type="float">
            <text:p>1929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float" office:value="1933" calcext:value-type="float">
            <text:p>1933</text:p>
          </table:table-cell>
          <table:table-cell table:style-name="ce5" office:value-type="float" office:value="1986" calcext:value-type="float">
            <text:p>1986</text:p>
          </table:table-cell>
          <table:table-cell table:style-name="ce5" office:value-type="float" office:value="1940" calcext:value-type="float">
            <text:p>1940</text:p>
          </table:table-cell>
          <table:table-cell table:style-name="ce5" office:value-type="float" office:value="1895" calcext:value-type="float">
            <text:p>1895</text:p>
          </table:table-cell>
          <table:table-cell table:style-name="ce5" office:value-type="float" office:value="1604" calcext:value-type="float">
            <text:p>1604</text:p>
          </table:table-cell>
          <table:table-cell table:formula="of:=GEOMEAN([.E54:.S54])" office:value-type="float" office:value="1918.51579553659" calcext:value-type="float">
            <text:p>1,918.52</text:p>
          </table:table-cell>
          <table:table-cell table:formula="of:=AVERAGE([.E54:.S54])" office:value-type="float" office:value="1921.6" calcext:value-type="float">
            <text:p>1,921.60</text:p>
          </table:table-cell>
        </table:table-row>
        <table:table-row table:style-name="ro1">
          <table:table-cell table:style-name="ce2" office:value-type="float" office:value="20231938" calcext:value-type="float">
            <text:p>20231938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21391.20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float" office:value="1859" calcext:value-type="float">
            <text:p>1859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892" calcext:value-type="float">
            <text:p>1892</text:p>
          </table:table-cell>
          <table:table-cell table:style-name="ce5" office:value-type="float" office:value="1859" calcext:value-type="float">
            <text:p>1859</text:p>
          </table:table-cell>
          <table:table-cell table:style-name="ce5" office:value-type="float" office:value="1818" calcext:value-type="float">
            <text:p>1818</text:p>
          </table:table-cell>
          <table:table-cell table:style-name="ce5" office:value-type="float" office:value="1877" calcext:value-type="float">
            <text:p>1877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827" calcext:value-type="float">
            <text:p>1827</text:p>
          </table:table-cell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1848" calcext:value-type="float">
            <text:p>1848</text:p>
          </table:table-cell>
          <table:table-cell table:style-name="ce5" office:value-type="float" office:value="1487" calcext:value-type="float">
            <text:p>1487</text:p>
          </table:table-cell>
          <table:table-cell table:formula="of:=GEOMEAN([.E55:.S55])" office:value-type="float" office:value="1854.95468967535" calcext:value-type="float">
            <text:p>1,854.95</text:p>
          </table:table-cell>
          <table:table-cell table:formula="of:=AVERAGE([.E55:.S55])" office:value-type="float" office:value="1858.8" calcext:value-type="float">
            <text:p>1,858.80</text:p>
          </table:table-cell>
        </table:table-row>
        <table:table-row table:style-name="ro1">
          <table:table-cell table:style-name="ce2" office:value-type="float" office:value="20208175" calcext:value-type="float">
            <text:p>20208175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2.75" calcext:value-type="float">
            <text:p>22.75</text:p>
          </table:table-cell>
          <table:table-cell table:style-name="ce2" office:value-type="string" calcext:value-type="string">
            <text:p>s/.10333.05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1803" calcext:value-type="float">
            <text:p>1803</text:p>
          </table:table-cell>
          <table:table-cell table:style-name="ce5" office:value-type="float" office:value="1796" calcext:value-type="float">
            <text:p>1796</text:p>
          </table:table-cell>
          <table:table-cell table:style-name="ce5" office:value-type="float" office:value="1709" calcext:value-type="float">
            <text:p>1709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761" calcext:value-type="float">
            <text:p>1761</text:p>
          </table:table-cell>
          <table:table-cell table:style-name="ce5" office:value-type="float" office:value="1699" calcext:value-type="float">
            <text:p>1699</text:p>
          </table:table-cell>
          <table:table-cell table:style-name="ce5" office:value-type="float" office:value="1428" calcext:value-type="float">
            <text:p>1428</text:p>
          </table:table-cell>
          <table:table-cell table:formula="of:=GEOMEAN([.E56:.S56])" office:value-type="float" office:value="1743.1900698325" calcext:value-type="float">
            <text:p>1,743.19</text:p>
          </table:table-cell>
          <table:table-cell table:formula="of:=AVERAGE([.E56:.S56])" office:value-type="float" office:value="1746.86666666667" calcext:value-type="float">
            <text:p>1,746.87</text:p>
          </table:table-cell>
        </table:table-row>
        <table:table-row table:style-name="ro1">
          <table:table-cell table:style-name="ce2" office:value-type="float" office:value="20237059" calcext:value-type="float">
            <text:p>20237059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/.6210.60</text:p>
          </table:table-cell>
          <table:table-cell table:style-name="ce5" office:value-type="float" office:value="1486" calcext:value-type="float">
            <text:p>1486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513" calcext:value-type="float">
            <text:p>1513</text:p>
          </table:table-cell>
          <table:table-cell table:style-name="ce5" office:value-type="float" office:value="1564" calcext:value-type="float">
            <text:p>1564</text:p>
          </table:table-cell>
          <table:table-cell table:style-name="ce5" office:value-type="float" office:value="1470" calcext:value-type="float">
            <text:p>1470</text:p>
          </table:table-cell>
          <table:table-cell table:style-name="ce5" office:value-type="float" office:value="1516" calcext:value-type="float">
            <text:p>1516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490" calcext:value-type="float">
            <text:p>1490</text:p>
          </table:table-cell>
          <table:table-cell table:style-name="ce5" office:value-type="float" office:value="1556" calcext:value-type="float">
            <text:p>1556</text:p>
          </table:table-cell>
          <table:table-cell table:style-name="ce5" office:value-type="float" office:value="1505" calcext:value-type="float">
            <text:p>1505</text:p>
          </table:table-cell>
          <table:table-cell table:style-name="ce5" office:value-type="float" office:value="1543" calcext:value-type="float">
            <text:p>1543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1285" calcext:value-type="float">
            <text:p>1285</text:p>
          </table:table-cell>
          <table:table-cell table:formula="of:=GEOMEAN([.E57:.S57])" office:value-type="float" office:value="1512.30495700277" calcext:value-type="float">
            <text:p>1,512.30</text:p>
          </table:table-cell>
          <table:table-cell table:formula="of:=AVERAGE([.E57:.S57])" office:value-type="float" office:value="1514.53333333333" calcext:value-type="float">
            <text:p>1,514.53</text:p>
          </table:table-cell>
        </table:table-row>
        <table:table-row table:style-name="ro1">
          <table:table-cell table:style-name="ce2" office:value-type="float" office:value="20208971" calcext:value-type="float">
            <text:p>20208971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string" calcext:value-type="string">
            <text:p>s/.12108.23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1809" calcext:value-type="float">
            <text:p>1809</text:p>
          </table:table-cell>
          <table:table-cell table:style-name="ce5" office:value-type="float" office:value="2069" calcext:value-type="float">
            <text:p>2069</text:p>
          </table:table-cell>
          <table:table-cell table:style-name="ce5" office:value-type="float" office:value="1802" calcext:value-type="float">
            <text:p>1802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718" calcext:value-type="float">
            <text:p>1718</text:p>
          </table:table-cell>
          <table:table-cell table:style-name="ce5" office:value-type="float" office:value="1705" calcext:value-type="float">
            <text:p>1705</text:p>
          </table:table-cell>
          <table:table-cell table:style-name="ce5" office:value-type="float" office:value="1754" calcext:value-type="float">
            <text:p>1754</text:p>
          </table:table-cell>
          <table:table-cell table:style-name="ce5" office:value-type="float" office:value="1818" calcext:value-type="float">
            <text:p>1818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811" calcext:value-type="float">
            <text:p>1811</text:p>
          </table:table-cell>
          <table:table-cell table:style-name="ce5" office:value-type="float" office:value="1723" calcext:value-type="float">
            <text:p>1723</text:p>
          </table:table-cell>
          <table:table-cell table:style-name="ce5" office:value-type="float" office:value="1765" calcext:value-type="float">
            <text:p>1765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475" calcext:value-type="float">
            <text:p>1475</text:p>
          </table:table-cell>
          <table:table-cell table:formula="of:=GEOMEAN([.E58:.S58])" office:value-type="float" office:value="1767.33280420685" calcext:value-type="float">
            <text:p>1,767.33</text:p>
          </table:table-cell>
          <table:table-cell table:formula="of:=AVERAGE([.E58:.S58])" office:value-type="float" office:value="1771.2" calcext:value-type="float">
            <text:p>1,771.20</text:p>
          </table:table-cell>
        </table:table-row>
        <table:table-row table:style-name="ro1">
          <table:table-cell table:style-name="ce2" office:value-type="float" office:value="20216619" calcext:value-type="float">
            <text:p>20216619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/.21068.10</text:p>
          </table:table-cell>
          <table:table-cell table:style-name="ce5" office:value-type="float" office:value="1714" calcext:value-type="float">
            <text:p>1714</text:p>
          </table:table-cell>
          <table:table-cell table:style-name="ce5" office:value-type="float" office:value="1734" calcext:value-type="float">
            <text:p>1734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713" calcext:value-type="float">
            <text:p>1713</text:p>
          </table:table-cell>
          <table:table-cell table:style-name="ce5" office:value-type="float" office:value="1814" calcext:value-type="float">
            <text:p>1814</text:p>
          </table:table-cell>
          <table:table-cell table:style-name="ce5" office:value-type="float" office:value="1754" calcext:value-type="float">
            <text:p>1754</text:p>
          </table:table-cell>
          <table:table-cell table:style-name="ce5" office:value-type="float" office:value="1708" calcext:value-type="float">
            <text:p>1708</text:p>
          </table:table-cell>
          <table:table-cell table:style-name="ce5" office:value-type="float" office:value="1680" calcext:value-type="float">
            <text:p>1680</text:p>
          </table:table-cell>
          <table:table-cell table:style-name="ce5" office:value-type="float" office:value="1746" calcext:value-type="float">
            <text:p>1746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724" calcext:value-type="float">
            <text:p>1724</text:p>
          </table:table-cell>
          <table:table-cell table:style-name="ce5" office:value-type="float" office:value="1811" calcext:value-type="float">
            <text:p>181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462" calcext:value-type="float">
            <text:p>1462</text:p>
          </table:table-cell>
          <table:table-cell table:formula="of:=GEOMEAN([.E59:.S59])" office:value-type="float" office:value="1746.31198110572" calcext:value-type="float">
            <text:p>1,746.31</text:p>
          </table:table-cell>
          <table:table-cell table:formula="of:=AVERAGE([.E59:.S59])" office:value-type="float" office:value="1749.73333333333" calcext:value-type="float">
            <text:p>1,749.73</text:p>
          </table:table-cell>
        </table:table-row>
        <table:table-row table:style-name="ro1">
          <table:table-cell table:style-name="ce2" office:value-type="float" office:value="20197374" calcext:value-type="float">
            <text:p>2019737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18727.20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265" calcext:value-type="float">
            <text:p>2265</text:p>
          </table:table-cell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2040" calcext:value-type="float">
            <text:p>2040</text:p>
          </table:table-cell>
          <table:table-cell table:style-name="ce5" office:value-type="float" office:value="2076" calcext:value-type="float">
            <text:p>2076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30" calcext:value-type="float">
            <text:p>2030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76" calcext:value-type="float">
            <text:p>2076</text:p>
          </table:table-cell>
          <table:table-cell table:style-name="ce5" office:value-type="float" office:value="2094" calcext:value-type="float">
            <text:p>2094</text:p>
          </table:table-cell>
          <table:table-cell table:style-name="ce5" office:value-type="float" office:value="2050" calcext:value-type="float">
            <text:p>2050</text:p>
          </table:table-cell>
          <table:table-cell table:style-name="ce5" office:value-type="float" office:value="2049" calcext:value-type="float">
            <text:p>2049</text:p>
          </table:table-cell>
          <table:table-cell table:style-name="ce5" office:value-type="float" office:value="1662" calcext:value-type="float">
            <text:p>1662</text:p>
          </table:table-cell>
          <table:table-cell table:formula="of:=GEOMEAN([.E60:.S60])" office:value-type="float" office:value="2024.26991073695" calcext:value-type="float">
            <text:p>2,024.27</text:p>
          </table:table-cell>
          <table:table-cell table:formula="of:=AVERAGE([.E60:.S60])" office:value-type="float" office:value="2027.86666666667" calcext:value-type="float">
            <text:p>2,027.87</text:p>
          </table:table-cell>
        </table:table-row>
        <table:table-row table:style-name="ro1">
          <table:table-cell table:style-name="ce2" office:value-type="float" office:value="20233816" calcext:value-type="float">
            <text:p>2023381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6775.20</text:p>
          </table:table-cell>
          <table:table-cell table:style-name="ce5" office:value-type="float" office:value="1589" calcext:value-type="float">
            <text:p>1589</text:p>
          </table:table-cell>
          <table:table-cell table:style-name="ce5" office:value-type="float" office:value="1612" calcext:value-type="float">
            <text:p>1612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588" calcext:value-type="float">
            <text:p>1588</text:p>
          </table:table-cell>
          <table:table-cell table:style-name="ce5" office:value-type="float" office:value="1617" calcext:value-type="float">
            <text:p>1617</text:p>
          </table:table-cell>
          <table:table-cell table:style-name="ce5" office:value-type="float" office:value="1585" calcext:value-type="float">
            <text:p>158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577" calcext:value-type="float">
            <text:p>1577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611" calcext:value-type="float">
            <text:p>1611</text:p>
          </table:table-cell>
          <table:table-cell table:style-name="ce5" office:value-type="float" office:value="1568" calcext:value-type="float">
            <text:p>1568</text:p>
          </table:table-cell>
          <table:table-cell table:style-name="ce5" office:value-type="float" office:value="1598" calcext:value-type="float">
            <text:p>1598</text:p>
          </table:table-cell>
          <table:table-cell table:style-name="ce5" office:value-type="float" office:value="1570" calcext:value-type="float">
            <text:p>1570</text:p>
          </table:table-cell>
          <table:table-cell table:style-name="ce5" office:value-type="float" office:value="1266" calcext:value-type="float">
            <text:p>1266</text:p>
          </table:table-cell>
          <table:table-cell table:formula="of:=GEOMEAN([.E61:.S61])" office:value-type="float" office:value="1589.97449066568" calcext:value-type="float">
            <text:p>1,589.97</text:p>
          </table:table-cell>
          <table:table-cell table:formula="of:=AVERAGE([.E61:.S61])" office:value-type="float" office:value="1593.93333333333" calcext:value-type="float">
            <text:p>1,593.93</text:p>
          </table:table-cell>
        </table:table-row>
        <table:table-row table:style-name="ro1">
          <table:table-cell table:style-name="ce2" office:value-type="float" office:value="20221873" calcext:value-type="float">
            <text:p>20221873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string" calcext:value-type="string">
            <text:p>s/.19897.65</text:p>
          </table:table-cell>
          <table:table-cell table:style-name="ce5" office:value-type="float" office:value="1996" calcext:value-type="float">
            <text:p>1996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float" office:value="2152" calcext:value-type="float">
            <text:p>2152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1912" calcext:value-type="float">
            <text:p>1912</text:p>
          </table:table-cell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1901" calcext:value-type="float">
            <text:p>1901</text:p>
          </table:table-cell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1953" calcext:value-type="float">
            <text:p>1953</text:p>
          </table:table-cell>
          <table:table-cell table:style-name="ce5" office:value-type="float" office:value="1941" calcext:value-type="float">
            <text:p>1941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1590" calcext:value-type="float">
            <text:p>1590</text:p>
          </table:table-cell>
          <table:table-cell table:formula="of:=GEOMEAN([.E62:.S62])" office:value-type="float" office:value="1930.77311915956" calcext:value-type="float">
            <text:p>1,930.77</text:p>
          </table:table-cell>
          <table:table-cell table:formula="of:=AVERAGE([.E62:.S62])" office:value-type="float" office:value="1934.2" calcext:value-type="float">
            <text:p>1,934.20</text:p>
          </table:table-cell>
        </table:table-row>
        <table:table-row table:style-name="ro1">
          <table:table-cell table:style-name="ce2" office:value-type="float" office:value="20211892" calcext:value-type="float">
            <text:p>20211892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/.6775.20</text:p>
          </table:table-cell>
          <table:table-cell table:style-name="ce5" office:value-type="float" office:value="1570" calcext:value-type="float">
            <text:p>1570</text:p>
          </table:table-cell>
          <table:table-cell table:style-name="ce5" office:value-type="float" office:value="1588" calcext:value-type="float">
            <text:p>1588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595" calcext:value-type="float">
            <text:p>1595</text:p>
          </table:table-cell>
          <table:table-cell table:style-name="ce5" office:value-type="float" office:value="1556" calcext:value-type="float">
            <text:p>1556</text:p>
          </table:table-cell>
          <table:table-cell table:style-name="ce5" office:value-type="float" office:value="1646" calcext:value-type="float">
            <text:p>1646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1569" calcext:value-type="float">
            <text:p>1569</text:p>
          </table:table-cell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1553" calcext:value-type="float">
            <text:p>1553</text:p>
          </table:table-cell>
          <table:table-cell table:style-name="ce5" office:value-type="float" office:value="1587" calcext:value-type="float">
            <text:p>1587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563" calcext:value-type="float">
            <text:p>1563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283" calcext:value-type="float">
            <text:p>1283</text:p>
          </table:table-cell>
          <table:table-cell table:formula="of:=GEOMEAN([.E63:.S63])" office:value-type="float" office:value="1578.14654298458" calcext:value-type="float">
            <text:p>1,578.15</text:p>
          </table:table-cell>
          <table:table-cell table:formula="of:=AVERAGE([.E63:.S63])" office:value-type="float" office:value="1581.46666666667" calcext:value-type="float">
            <text:p>1,581.47</text:p>
          </table:table-cell>
        </table:table-row>
        <table:table-row table:style-name="ro1">
          <table:table-cell table:style-name="ce2" office:value-type="float" office:value="20212697" calcext:value-type="float">
            <text:p>20212697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string" calcext:value-type="string">
            <text:p>s/.20677.95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1881" calcext:value-type="float">
            <text:p>1881</text:p>
          </table:table-cell>
          <table:table-cell table:style-name="ce5" office:value-type="float" office:value="2133" calcext:value-type="float">
            <text:p>2133</text:p>
          </table:table-cell>
          <table:table-cell table:style-name="ce5" office:value-type="float" office:value="1852" calcext:value-type="float">
            <text:p>1852</text:p>
          </table:table-cell>
          <table:table-cell table:style-name="ce5" office:value-type="float" office:value="1871" calcext:value-type="float">
            <text:p>1871</text:p>
          </table:table-cell>
          <table:table-cell table:style-name="ce5" office:value-type="float" office:value="1884" calcext:value-type="float">
            <text:p>1884</text:p>
          </table:table-cell>
          <table:table-cell table:style-name="ce5" office:value-type="float" office:value="1923" calcext:value-type="float">
            <text:p>1923</text:p>
          </table:table-cell>
          <table:table-cell table:style-name="ce5" office:value-type="float" office:value="1898" calcext:value-type="float">
            <text:p>1898</text:p>
          </table:table-cell>
          <table:table-cell table:style-name="ce5" office:value-type="float" office:value="1870" calcext:value-type="float">
            <text:p>1870</text:p>
          </table:table-cell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897" calcext:value-type="float">
            <text:p>1897</text:p>
          </table:table-cell>
          <table:table-cell table:style-name="ce5" office:value-type="float" office:value="1837" calcext:value-type="float">
            <text:p>1837</text:p>
          </table:table-cell>
          <table:table-cell table:style-name="ce5" office:value-type="float" office:value="1908" calcext:value-type="float">
            <text:p>1908</text:p>
          </table:table-cell>
          <table:table-cell table:style-name="ce5" office:value-type="float" office:value="1898" calcext:value-type="float">
            <text:p>1898</text:p>
          </table:table-cell>
          <table:table-cell table:style-name="ce5" office:value-type="float" office:value="1590" calcext:value-type="float">
            <text:p>1590</text:p>
          </table:table-cell>
          <table:table-cell table:formula="of:=GEOMEAN([.E64:.S64])" office:value-type="float" office:value="1878.90800505977" calcext:value-type="float">
            <text:p>1,878.91</text:p>
          </table:table-cell>
          <table:table-cell table:formula="of:=AVERAGE([.E64:.S64])" office:value-type="float" office:value="1881.73333333333" calcext:value-type="float">
            <text:p>1,881.73</text:p>
          </table:table-cell>
        </table:table-row>
        <table:table-row table:style-name="ro1">
          <table:table-cell table:style-name="ce2" office:value-type="float" office:value="20205864" calcext:value-type="float">
            <text:p>20205864</text:p>
          </table:table-cell>
          <table:table-cell table:style-name="ce2" office:value-type="string" calcext:value-type="string">
            <text:p>s/.891.3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21168.38</text:p>
          </table:table-cell>
          <table:table-cell table:style-name="ce5" office:value-type="float" office:value="1877" calcext:value-type="float">
            <text:p>1877</text:p>
          </table:table-cell>
          <table:table-cell table:style-name="ce5" office:value-type="float" office:value="1851" calcext:value-type="float">
            <text:p>1851</text:p>
          </table:table-cell>
          <table:table-cell table:style-name="ce5" office:value-type="float" office:value="2117" calcext:value-type="float">
            <text:p>2117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910" calcext:value-type="float">
            <text:p>1910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903" calcext:value-type="float">
            <text:p>1903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1892" calcext:value-type="float">
            <text:p>1892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548" calcext:value-type="float">
            <text:p>1548</text:p>
          </table:table-cell>
          <table:table-cell table:formula="of:=GEOMEAN([.E65:.S65])" office:value-type="float" office:value="1882.91673403441" calcext:value-type="float">
            <text:p>1,882.92</text:p>
          </table:table-cell>
          <table:table-cell table:formula="of:=AVERAGE([.E65:.S65])" office:value-type="float" office:value="1886.53333333333" calcext:value-type="float">
            <text:p>1,886.53</text:p>
          </table:table-cell>
        </table:table-row>
        <table:table-row table:style-name="ro1">
          <table:table-cell table:style-name="ce2" office:value-type="float" office:value="20219990" calcext:value-type="float">
            <text:p>20219990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7.75" calcext:value-type="float">
            <text:p>27.75</text:p>
          </table:table-cell>
          <table:table-cell table:style-name="ce2" office:value-type="string" calcext:value-type="string">
            <text:p>s/.10045.50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549" calcext:value-type="float">
            <text:p>1549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590" calcext:value-type="float">
            <text:p>1590</text:p>
          </table:table-cell>
          <table:table-cell table:style-name="ce5" office:value-type="float" office:value="1577" calcext:value-type="float">
            <text:p>1577</text:p>
          </table:table-cell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1611" calcext:value-type="float">
            <text:p>1611</text:p>
          </table:table-cell>
          <table:table-cell table:style-name="ce5" office:value-type="float" office:value="1488" calcext:value-type="float">
            <text:p>1488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1588" calcext:value-type="float">
            <text:p>1588</text:p>
          </table:table-cell>
          <table:table-cell table:style-name="ce5" office:value-type="float" office:value="1586" calcext:value-type="float">
            <text:p>1586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565" calcext:value-type="float">
            <text:p>1565</text:p>
          </table:table-cell>
          <table:table-cell table:style-name="ce5" office:value-type="float" office:value="1495" calcext:value-type="float">
            <text:p>1495</text:p>
          </table:table-cell>
          <table:table-cell table:style-name="ce5" office:value-type="float" office:value="1298" calcext:value-type="float">
            <text:p>1298</text:p>
          </table:table-cell>
          <table:table-cell table:formula="of:=GEOMEAN([.E66:.S66])" office:value-type="float" office:value="1560.39792809152" calcext:value-type="float">
            <text:p>1,560.40</text:p>
          </table:table-cell>
          <table:table-cell table:formula="of:=AVERAGE([.E66:.S66])" office:value-type="float" office:value="1563.73333333333" calcext:value-type="float">
            <text:p>1,563.73</text:p>
          </table:table-cell>
        </table:table-row>
        <table:table-row table:style-name="ro1">
          <table:table-cell table:style-name="ce2" office:value-type="float" office:value="20197378" calcext:value-type="float">
            <text:p>20197378</text:p>
          </table:table-cell>
          <table:table-cell table:style-name="ce2" office:value-type="string" calcext:value-type="string">
            <text:p>s/.454.20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string" calcext:value-type="string">
            <text:p>s/.10787.25</text:p>
          </table:table-cell>
          <table:table-cell table:style-name="ce5" office:value-type="float" office:value="1684" calcext:value-type="float">
            <text:p>1684</text:p>
          </table:table-cell>
          <table:table-cell table:style-name="ce5" office:value-type="float" office:value="1592" calcext:value-type="float">
            <text:p>1592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1670" calcext:value-type="float">
            <text:p>1670</text:p>
          </table:table-cell>
          <table:table-cell table:style-name="ce5" office:value-type="float" office:value="1696" calcext:value-type="float">
            <text:p>1696</text:p>
          </table:table-cell>
          <table:table-cell table:style-name="ce5" office:value-type="float" office:value="1723" calcext:value-type="float">
            <text:p>1723</text:p>
          </table:table-cell>
          <table:table-cell table:style-name="ce5" office:value-type="float" office:value="1599" calcext:value-type="float">
            <text:p>1599</text:p>
          </table:table-cell>
          <table:table-cell table:style-name="ce5" office:value-type="float" office:value="1696" calcext:value-type="float">
            <text:p>1696</text:p>
          </table:table-cell>
          <table:table-cell table:style-name="ce5" office:value-type="float" office:value="1697" calcext:value-type="float">
            <text:p>1697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1636" calcext:value-type="float">
            <text:p>1636</text:p>
          </table:table-cell>
          <table:table-cell table:style-name="ce5" office:value-type="float" office:value="1614" calcext:value-type="float">
            <text:p>1614</text:p>
          </table:table-cell>
          <table:table-cell table:style-name="ce5" office:value-type="float" office:value="1644" calcext:value-type="float">
            <text:p>1644</text:p>
          </table:table-cell>
          <table:table-cell table:style-name="ce5" office:value-type="float" office:value="1347" calcext:value-type="float">
            <text:p>1347</text:p>
          </table:table-cell>
          <table:table-cell table:formula="of:=GEOMEAN([.E67:.S67])" office:value-type="float" office:value="1653.63252370075" calcext:value-type="float">
            <text:p>1,653.63</text:p>
          </table:table-cell>
          <table:table-cell table:formula="of:=AVERAGE([.E67:.S67])" office:value-type="float" office:value="1657.6" calcext:value-type="float">
            <text:p>1,657.60</text:p>
          </table:table-cell>
        </table:table-row>
        <table:table-row table:style-name="ro1">
          <table:table-cell table:style-name="ce2" office:value-type="float" office:value="20208940" calcext:value-type="float">
            <text:p>20208940</text:p>
          </table:table-cell>
          <table:table-cell table:style-name="ce2" office:value-type="string" calcext:value-type="string">
            <text:p>s/.556.70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string" calcext:value-type="string">
            <text:p>s/.13082.45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67" calcext:value-type="float">
            <text:p>1767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653" calcext:value-type="float">
            <text:p>1653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1688" calcext:value-type="float">
            <text:p>1688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1786" calcext:value-type="float">
            <text:p>1786</text:p>
          </table:table-cell>
          <table:table-cell table:style-name="ce5" office:value-type="float" office:value="1706" calcext:value-type="float">
            <text:p>1706</text:p>
          </table:table-cell>
          <table:table-cell table:style-name="ce5" office:value-type="float" office:value="1448" calcext:value-type="float">
            <text:p>1448</text:p>
          </table:table-cell>
          <table:table-cell table:formula="of:=GEOMEAN([.E68:.S68])" office:value-type="float" office:value="1750.82489545847" calcext:value-type="float">
            <text:p>1,750.82</text:p>
          </table:table-cell>
          <table:table-cell table:formula="of:=AVERAGE([.E68:.S68])" office:value-type="float" office:value="1754.93333333333" calcext:value-type="float">
            <text:p>1,754.93</text:p>
          </table:table-cell>
        </table:table-row>
        <table:table-row table:style-name="ro1">
          <table:table-cell table:style-name="ce2" office:value-type="float" office:value="20215248" calcext:value-type="float">
            <text:p>20215248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string" calcext:value-type="string">
            <text:p>s/.22238.55</text:p>
          </table:table-cell>
          <table:table-cell table:style-name="ce5" office:value-type="float" office:value="1896" calcext:value-type="float">
            <text:p>1896</text:p>
          </table:table-cell>
          <table:table-cell table:style-name="ce5" office:value-type="float" office:value="1869" calcext:value-type="float">
            <text:p>1869</text:p>
          </table:table-cell>
          <table:table-cell table:style-name="ce5" office:value-type="float" office:value="2168" calcext:value-type="float">
            <text:p>2168</text:p>
          </table:table-cell>
          <table:table-cell table:style-name="ce5" office:value-type="float" office:value="1871" calcext:value-type="float">
            <text:p>1871</text:p>
          </table:table-cell>
          <table:table-cell table:style-name="ce5" office:value-type="float" office:value="1890" calcext:value-type="float">
            <text:p>1890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938" calcext:value-type="float">
            <text:p>1938</text:p>
          </table:table-cell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1921" calcext:value-type="float">
            <text:p>1921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928" calcext:value-type="float">
            <text:p>1928</text:p>
          </table:table-cell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855" calcext:value-type="float">
            <text:p>1855</text:p>
          </table:table-cell>
          <table:table-cell table:style-name="ce5" office:value-type="float" office:value="1518" calcext:value-type="float">
            <text:p>1518</text:p>
          </table:table-cell>
          <table:table-cell table:formula="of:=GEOMEAN([.E69:.S69])" office:value-type="float" office:value="1878.87481595133" calcext:value-type="float">
            <text:p>1,878.87</text:p>
          </table:table-cell>
          <table:table-cell table:formula="of:=AVERAGE([.E69:.S69])" office:value-type="float" office:value="1883.06666666667" calcext:value-type="float">
            <text:p>1,883.07</text:p>
          </table:table-cell>
        </table:table-row>
        <table:table-row table:style-name="ro1">
          <table:table-cell table:style-name="ce2" office:value-type="float" office:value="20213075" calcext:value-type="float">
            <text:p>20213075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7.75" calcext:value-type="float">
            <text:p>27.75</text:p>
          </table:table-cell>
          <table:table-cell table:style-name="ce2" office:value-type="string" calcext:value-type="string">
            <text:p>s/.10045.50</text:p>
          </table:table-cell>
          <table:table-cell table:style-name="ce5" office:value-type="float" office:value="1417" calcext:value-type="float">
            <text:p>1417</text:p>
          </table:table-cell>
          <table:table-cell table:style-name="ce5" office:value-type="float" office:value="1470" calcext:value-type="float">
            <text:p>1470</text:p>
          </table:table-cell>
          <table:table-cell table:style-name="ce5" office:value-type="float" office:value="1732" calcext:value-type="float">
            <text:p>1732</text:p>
          </table:table-cell>
          <table:table-cell table:style-name="ce5" office:value-type="float" office:value="1407" calcext:value-type="float">
            <text:p>1407</text:p>
          </table:table-cell>
          <table:table-cell table:style-name="ce5" office:value-type="float" office:value="1578" calcext:value-type="float">
            <text:p>1578</text:p>
          </table:table-cell>
          <table:table-cell table:style-name="ce5" office:value-type="float" office:value="1449" calcext:value-type="float">
            <text:p>1449</text:p>
          </table:table-cell>
          <table:table-cell table:style-name="ce5" office:value-type="float" office:value="1370" calcext:value-type="float">
            <text:p>1370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float" office:value="1420" calcext:value-type="float">
            <text:p>1420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452" calcext:value-type="float">
            <text:p>1452</text:p>
          </table:table-cell>
          <table:table-cell table:style-name="ce5" office:value-type="float" office:value="1514" calcext:value-type="float">
            <text:p>1514</text:p>
          </table:table-cell>
          <table:table-cell table:style-name="ce5" office:value-type="float" office:value="1204" calcext:value-type="float">
            <text:p>1204</text:p>
          </table:table-cell>
          <table:table-cell table:formula="of:=GEOMEAN([.E70:.S70])" office:value-type="float" office:value="1464.37841484932" calcext:value-type="float">
            <text:p>1,464.38</text:p>
          </table:table-cell>
          <table:table-cell table:formula="of:=AVERAGE([.E70:.S70])" office:value-type="float" office:value="1468.6" calcext:value-type="float">
            <text:p>1,468.60</text:p>
          </table:table-cell>
        </table:table-row>
        <table:table-row table:style-name="ro1">
          <table:table-cell table:style-name="ce2" office:value-type="float" office:value="20191754" calcext:value-type="float">
            <text:p>20191754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28.75" calcext:value-type="float">
            <text:p>28.75</text:p>
          </table:table-cell>
          <table:table-cell table:style-name="ce2" office:value-type="string" calcext:value-type="string">
            <text:p>s/.19173.38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2126" calcext:value-type="float">
            <text:p>2126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1934" calcext:value-type="float">
            <text:p>1934</text:p>
          </table:table-cell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922" calcext:value-type="float">
            <text:p>1922</text:p>
          </table:table-cell>
          <table:table-cell table:style-name="ce5" office:value-type="float" office:value="1923" calcext:value-type="float">
            <text:p>1923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1909" calcext:value-type="float">
            <text:p>1909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1923" calcext:value-type="float">
            <text:p>1923</text:p>
          </table:table-cell>
          <table:table-cell table:style-name="ce5" office:value-type="float" office:value="1941" calcext:value-type="float">
            <text:p>1941</text:p>
          </table:table-cell>
          <table:table-cell table:style-name="ce5" office:value-type="float" office:value="1589" calcext:value-type="float">
            <text:p>1589</text:p>
          </table:table-cell>
          <table:table-cell table:formula="of:=GEOMEAN([.E71:.S71])" office:value-type="float" office:value="1898.35767346518" calcext:value-type="float">
            <text:p>1,898.36</text:p>
          </table:table-cell>
          <table:table-cell table:formula="of:=AVERAGE([.E71:.S71])" office:value-type="float" office:value="1901.2" calcext:value-type="float">
            <text:p>1,901.20</text:p>
          </table:table-cell>
        </table:table-row>
        <table:table-row table:style-name="ro1">
          <table:table-cell table:style-name="ce2" office:value-type="float" office:value="20195244" calcext:value-type="float">
            <text:p>20195244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string" calcext:value-type="string">
            <text:p>s/.24774.52</text:p>
          </table:table-cell>
          <table:table-cell table:style-name="ce5" office:value-type="float" office:value="1940" calcext:value-type="float">
            <text:p>1940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2079" calcext:value-type="float">
            <text:p>2079</text:p>
          </table:table-cell>
          <table:table-cell table:style-name="ce5" office:value-type="float" office:value="1883" calcext:value-type="float">
            <text:p>1883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1923" calcext:value-type="float">
            <text:p>1923</text:p>
          </table:table-cell>
          <table:table-cell table:style-name="ce5" office:value-type="float" office:value="1895" calcext:value-type="float">
            <text:p>1895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884" calcext:value-type="float">
            <text:p>1884</text:p>
          </table:table-cell>
          <table:table-cell table:style-name="ce5" office:value-type="float" office:value="1838" calcext:value-type="float">
            <text:p>1838</text:p>
          </table:table-cell>
          <table:table-cell table:style-name="ce5" office:value-type="float" office:value="1915" calcext:value-type="float">
            <text:p>1915</text:p>
          </table:table-cell>
          <table:table-cell table:style-name="ce5" office:value-type="float" office:value="1896" calcext:value-type="float">
            <text:p>1896</text:p>
          </table:table-cell>
          <table:table-cell table:style-name="ce5" office:value-type="float" office:value="1585" calcext:value-type="float">
            <text:p>1585</text:p>
          </table:table-cell>
          <table:table-cell table:formula="of:=GEOMEAN([.E72:.S72])" office:value-type="float" office:value="1871.63907878392" calcext:value-type="float">
            <text:p>1,871.64</text:p>
          </table:table-cell>
          <table:table-cell table:formula="of:=AVERAGE([.E72:.S72])" office:value-type="float" office:value="1874.26666666667" calcext:value-type="float">
            <text:p>1,874.27</text:p>
          </table:table-cell>
        </table:table-row>
        <table:table-row table:style-name="ro1">
          <table:table-cell table:style-name="ce2" office:value-type="float" office:value="20196245" calcext:value-type="float">
            <text:p>20196245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string" calcext:value-type="string">
            <text:p>s/.7974.98</text:p>
          </table:table-cell>
          <table:table-cell table:style-name="ce5" office:value-type="float" office:value="1801" calcext:value-type="float">
            <text:p>1801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2064" calcext:value-type="float">
            <text:p>2064</text:p>
          </table:table-cell>
          <table:table-cell table:style-name="ce5" office:value-type="float" office:value="1693" calcext:value-type="float">
            <text:p>1693</text:p>
          </table:table-cell>
          <table:table-cell table:style-name="ce5" office:value-type="float" office:value="1775" calcext:value-type="float">
            <text:p>1775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17" calcext:value-type="float">
            <text:p>1817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1751" calcext:value-type="float">
            <text:p>1751</text:p>
          </table:table-cell>
          <table:table-cell table:style-name="ce5" office:value-type="float" office:value="1802" calcext:value-type="float">
            <text:p>1802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1492" calcext:value-type="float">
            <text:p>1492</text:p>
          </table:table-cell>
          <table:table-cell table:formula="of:=GEOMEAN([.E73:.S73])" office:value-type="float" office:value="1774.64090519398" calcext:value-type="float">
            <text:p>1,774.64</text:p>
          </table:table-cell>
          <table:table-cell table:formula="of:=AVERAGE([.E73:.S73])" office:value-type="float" office:value="1778" calcext:value-type="float">
            <text:p>1,778.00</text:p>
          </table:table-cell>
        </table:table-row>
        <table:table-row table:style-name="ro1">
          <table:table-cell table:style-name="ce2" office:value-type="float" office:value="20231152" calcext:value-type="float">
            <text:p>20231152</text:p>
          </table:table-cell>
          <table:table-cell table:style-name="ce2" office:value-type="string" calcext:value-type="string">
            <text:p>s/.666.90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string" calcext:value-type="string">
            <text:p>s/.15505.42</text:p>
          </table:table-cell>
          <table:table-cell table:style-name="ce5" office:value-type="float" office:value="1888" calcext:value-type="float">
            <text:p>1888</text:p>
          </table:table-cell>
          <table:table-cell table:style-name="ce5" office:value-type="float" office:value="1753" calcext:value-type="float">
            <text:p>1753</text:p>
          </table:table-cell>
          <table:table-cell table:style-name="ce5" office:value-type="float" office:value="2052" calcext:value-type="float">
            <text:p>2052</text:p>
          </table:table-cell>
          <table:table-cell table:style-name="ce5" office:value-type="float" office:value="1757" calcext:value-type="float">
            <text:p>1757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908" calcext:value-type="float">
            <text:p>1908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1747" calcext:value-type="float">
            <text:p>1747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1444" calcext:value-type="float">
            <text:p>1444</text:p>
          </table:table-cell>
          <table:table-cell table:formula="of:=GEOMEAN([.E74:.S74])" office:value-type="float" office:value="1805.30118083351" calcext:value-type="float">
            <text:p>1,805.30</text:p>
          </table:table-cell>
          <table:table-cell table:formula="of:=AVERAGE([.E74:.S74])" office:value-type="float" office:value="1809.93333333333" calcext:value-type="float">
            <text:p>1,809.93</text:p>
          </table:table-cell>
        </table:table-row>
        <table:table-row table:style-name="ro1">
          <table:table-cell table:style-name="ce2" office:value-type="float" office:value="20217328" calcext:value-type="float">
            <text:p>20217328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9.25" calcext:value-type="float">
            <text:p>29.25</text:p>
          </table:table-cell>
          <table:table-cell table:style-name="ce2" office:value-type="string" calcext:value-type="string">
            <text:p>s/.10588.50</text:p>
          </table:table-cell>
          <table:table-cell table:style-name="ce5" office:value-type="float" office:value="1497" calcext:value-type="float">
            <text:p>1497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1494" calcext:value-type="float">
            <text:p>1494</text:p>
          </table:table-cell>
          <table:table-cell table:style-name="ce5" office:value-type="float" office:value="1533" calcext:value-type="float">
            <text:p>1533</text:p>
          </table:table-cell>
          <table:table-cell table:style-name="ce5" office:value-type="float" office:value="1510" calcext:value-type="float">
            <text:p>1510</text:p>
          </table:table-cell>
          <table:table-cell table:style-name="ce5" office:value-type="float" office:value="1512" calcext:value-type="float">
            <text:p>1512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16" calcext:value-type="float">
            <text:p>1616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481" calcext:value-type="float">
            <text:p>1481</text:p>
          </table:table-cell>
          <table:table-cell table:style-name="ce5" office:value-type="float" office:value="1543" calcext:value-type="float">
            <text:p>1543</text:p>
          </table:table-cell>
          <table:table-cell table:style-name="ce5" office:value-type="float" office:value="1493" calcext:value-type="float">
            <text:p>1493</text:p>
          </table:table-cell>
          <table:table-cell table:style-name="ce5" office:value-type="float" office:value="1480" calcext:value-type="float">
            <text:p>1480</text:p>
          </table:table-cell>
          <table:table-cell table:style-name="ce5" office:value-type="float" office:value="1272" calcext:value-type="float">
            <text:p>1272</text:p>
          </table:table-cell>
          <table:table-cell table:formula="of:=GEOMEAN([.E75:.S75])" office:value-type="float" office:value="1513.8940652913" calcext:value-type="float">
            <text:p>1,513.89</text:p>
          </table:table-cell>
          <table:table-cell table:formula="of:=AVERAGE([.E75:.S75])" office:value-type="float" office:value="1516.6" calcext:value-type="float">
            <text:p>1,516.60</text:p>
          </table:table-cell>
        </table:table-row>
        <table:table-row table:style-name="ro1">
          <table:table-cell table:style-name="ce2" office:value-type="float" office:value="20193490" calcext:value-type="float">
            <text:p>20193490</text:p>
          </table:table-cell>
          <table:table-cell table:style-name="ce2" office:value-type="string" calcext:value-type="string">
            <text:p>s/.780.30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string" calcext:value-type="string">
            <text:p>s/.24774.52</text:p>
          </table:table-cell>
          <table:table-cell table:style-name="ce5" office:value-type="float" office:value="1898" calcext:value-type="float">
            <text:p>189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2084" calcext:value-type="float">
            <text:p>2084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869" calcext:value-type="float">
            <text:p>1869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863" calcext:value-type="float">
            <text:p>1863</text:p>
          </table:table-cell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902" calcext:value-type="float">
            <text:p>1902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1541" calcext:value-type="float">
            <text:p>1541</text:p>
          </table:table-cell>
          <table:table-cell table:formula="of:=GEOMEAN([.E76:.S76])" office:value-type="float" office:value="1862.78804625336" calcext:value-type="float">
            <text:p>1,862.79</text:p>
          </table:table-cell>
          <table:table-cell table:formula="of:=AVERAGE([.E76:.S76])" office:value-type="float" office:value="1865.86666666667" calcext:value-type="float">
            <text:p>1,865.87</text:p>
          </table:table-cell>
        </table:table-row>
        <table:table-row table:style-name="ro1">
          <table:table-cell table:style-name="ce2" office:value-type="float" office:value="20238246" calcext:value-type="float">
            <text:p>20238246</text:p>
          </table:table-cell>
          <table:table-cell table:style-name="ce2" office:value-type="string" calcext:value-type="string">
            <text:p>s/.282.30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string" calcext:value-type="string">
            <text:p>s/.9527.62</text:p>
          </table:table-cell>
          <table:table-cell table:style-name="ce5" office:value-type="float" office:value="1851" calcext:value-type="float">
            <text:p>1851</text:p>
          </table:table-cell>
          <table:table-cell table:style-name="ce5" office:value-type="float" office:value="1784" calcext:value-type="float">
            <text:p>1784</text:p>
          </table:table-cell>
          <table:table-cell table:style-name="ce5" office:value-type="float" office:value="2028" calcext:value-type="float">
            <text:p>2028</text:p>
          </table:table-cell>
          <table:table-cell table:style-name="ce5" office:value-type="float" office:value="1778" calcext:value-type="float">
            <text:p>1778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1846" calcext:value-type="float">
            <text:p>1846</text:p>
          </table:table-cell>
          <table:table-cell table:style-name="ce5" office:value-type="float" office:value="1833" calcext:value-type="float">
            <text:p>1833</text:p>
          </table:table-cell>
          <table:table-cell table:style-name="ce5" office:value-type="float" office:value="1870" calcext:value-type="float">
            <text:p>1870</text:p>
          </table:table-cell>
          <table:table-cell table:style-name="ce5" office:value-type="float" office:value="1792" calcext:value-type="float">
            <text:p>1792</text:p>
          </table:table-cell>
          <table:table-cell table:style-name="ce5" office:value-type="float" office:value="1807" calcext:value-type="float">
            <text:p>1807</text:p>
          </table:table-cell>
          <table:table-cell table:style-name="ce5" office:value-type="float" office:value="1856" calcext:value-type="float">
            <text:p>1856</text:p>
          </table:table-cell>
          <table:table-cell table:style-name="ce5" office:value-type="float" office:value="1788" calcext:value-type="float">
            <text:p>1788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457" calcext:value-type="float">
            <text:p>1457</text:p>
          </table:table-cell>
          <table:table-cell table:formula="of:=GEOMEAN([.E77:.S77])" office:value-type="float" office:value="1804.72684251126" calcext:value-type="float">
            <text:p>1,804.73</text:p>
          </table:table-cell>
          <table:table-cell table:formula="of:=AVERAGE([.E77:.S77])" office:value-type="float" office:value="1808.4" calcext:value-type="float">
            <text:p>1,808.40</text:p>
          </table:table-cell>
        </table:table-row>
        <table:table-row table:style-name="ro1">
          <table:table-cell table:style-name="ce2" office:value-type="float" office:value="20195764" calcext:value-type="float">
            <text:p>20195764</text:p>
          </table:table-cell>
          <table:table-cell table:style-name="ce2" office:value-type="string" calcext:value-type="string">
            <text:p>s/.362.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/.9050.00</text:p>
          </table:table-cell>
          <table:table-cell table:style-name="ce5" office:value-type="float" office:value="1410" calcext:value-type="float">
            <text:p>1410</text:p>
          </table:table-cell>
          <table:table-cell table:style-name="ce5" office:value-type="float" office:value="1402" calcext:value-type="float">
            <text:p>1402</text:p>
          </table:table-cell>
          <table:table-cell table:style-name="ce5" office:value-type="float" office:value="1564" calcext:value-type="float">
            <text:p>1564</text:p>
          </table:table-cell>
          <table:table-cell table:style-name="ce5" office:value-type="float" office:value="1411" calcext:value-type="float">
            <text:p>1411</text:p>
          </table:table-cell>
          <table:table-cell table:style-name="ce5" office:value-type="float" office:value="1393" calcext:value-type="float">
            <text:p>1393</text:p>
          </table:table-cell>
          <table:table-cell table:style-name="ce5" office:value-type="float" office:value="1383" calcext:value-type="float">
            <text:p>1383</text:p>
          </table:table-cell>
          <table:table-cell table:style-name="ce5" office:value-type="float" office:value="1411" calcext:value-type="float">
            <text:p>1411</text:p>
          </table:table-cell>
          <table:table-cell table:style-name="ce5" office:value-type="float" office:value="1358" calcext:value-type="float">
            <text:p>1358</text:p>
          </table:table-cell>
          <table:table-cell table:style-name="ce5" office:value-type="float" office:value="1355" calcext:value-type="float">
            <text:p>1355</text:p>
          </table:table-cell>
          <table:table-cell table:style-name="ce5" office:value-type="float" office:value="1370" calcext:value-type="float">
            <text:p>1370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404" calcext:value-type="float">
            <text:p>1404</text:p>
          </table:table-cell>
          <table:table-cell table:style-name="ce5" office:value-type="float" office:value="1359" calcext:value-type="float">
            <text:p>1359</text:p>
          </table:table-cell>
          <table:table-cell table:style-name="ce5" office:value-type="float" office:value="1347" calcext:value-type="float">
            <text:p>1347</text:p>
          </table:table-cell>
          <table:table-cell table:style-name="ce5" office:value-type="float" office:value="1108" calcext:value-type="float">
            <text:p>1108</text:p>
          </table:table-cell>
          <table:table-cell table:formula="of:=GEOMEAN([.E78:.S78])" office:value-type="float" office:value="1377.8746276584" calcext:value-type="float">
            <text:p>1,377.87</text:p>
          </table:table-cell>
          <table:table-cell table:formula="of:=AVERAGE([.E78:.S78])" office:value-type="float" office:value="1380.93333333333" calcext:value-type="float">
            <text:p>1,380.93</text:p>
          </table:table-cell>
        </table:table-row>
        <table:table-row table:style-name="ro1" table:number-rows-repeated="104849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9:28:58.477930304</meta:creation-date>
    <dc:date>2023-10-05T17:01:42.586403460</dc:date>
    <meta:editing-duration>PT1H17M41S</meta:editing-duration>
    <meta:editing-cycles>2</meta:editing-cycles>
    <meta:generator>LibreOffice/7.3.7.2$Linux_X86_64 LibreOffice_project/30$Build-2</meta:generator>
    <meta:document-statistic meta:table-count="1" meta:cell-count="1597" meta:object-count="0"/>
  </office:meta>
</office:document-meta>
</file>